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10-23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95192" calcext:value-type="float">
            <text:p>130.6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066" calcext:value-type="float">
            <text:p>129.0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54784" calcext:value-type="float">
            <text:p>128.9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06016" calcext:value-type="float">
            <text:p>128.9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48104" calcext:value-type="float">
            <text:p>128.8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9324" calcext:value-type="float">
            <text:p>128.7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41424" calcext:value-type="float">
            <text:p>128.7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80464" calcext:value-type="float">
            <text:p>128.6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16456" calcext:value-type="float">
            <text:p>128.6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46352" calcext:value-type="float">
            <text:p>128.5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82344" calcext:value-type="float">
            <text:p>128.4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2748" calcext:value-type="float">
            <text:p>128.4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54328" calcext:value-type="float">
            <text:p>128.3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50696" calcext:value-type="float">
            <text:p>128.2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08024" calcext:value-type="float">
            <text:p>128.2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80592" calcext:value-type="float">
            <text:p>128.1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31824" calcext:value-type="float">
            <text:p>128.1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49528" calcext:value-type="float">
            <text:p>128.0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67232" calcext:value-type="float">
            <text:p>127.9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97128" calcext:value-type="float">
            <text:p>127.8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636" calcext:value-type="float">
            <text:p>127.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35584" calcext:value-type="float">
            <text:p>127.7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5024" calcext:value-type="float">
            <text:p>127.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77088" calcext:value-type="float">
            <text:p>127.5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94792" calcext:value-type="float">
            <text:p>127.4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12496" calcext:value-type="float">
            <text:p>127.4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18008" calcext:value-type="float">
            <text:p>127.3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2352" calcext:value-type="float">
            <text:p>127.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59512" calcext:value-type="float">
            <text:p>127.1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8636" calcext:value-type="float">
            <text:p>127.0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07112" calcext:value-type="float">
            <text:p>127.0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65792" calcext:value-type="float">
            <text:p>124.0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6884" calcext:value-type="float">
            <text:p>124.0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65792" calcext:value-type="float">
            <text:p>124.0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2312" calcext:value-type="float">
            <text:p>124.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98736" calcext:value-type="float">
            <text:p>123.9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56064" calcext:value-type="float">
            <text:p>123.9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4692" calcext:value-type="float">
            <text:p>123.9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19488" calcext:value-type="float">
            <text:p>123.9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04248" calcext:value-type="float">
            <text:p>123.9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012" calcext:value-type="float">
            <text:p>123.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10344" calcext:value-type="float">
            <text:p>123.9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98152" calcext:value-type="float">
            <text:p>123.8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95104" calcext:value-type="float">
            <text:p>123.8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04248" calcext:value-type="float">
            <text:p>123.9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43872" calcext:value-type="float">
            <text:p>123.9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19488" calcext:value-type="float">
            <text:p>123.9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25584" calcext:value-type="float">
            <text:p>123.9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22536" calcext:value-type="float">
            <text:p>123.9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07296" calcext:value-type="float">
            <text:p>123.9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40824" calcext:value-type="float">
            <text:p>123.9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98736" calcext:value-type="float">
            <text:p>123.9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83496" calcext:value-type="float">
            <text:p>123.9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95688" calcext:value-type="float">
            <text:p>123.9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32264" calcext:value-type="float">
            <text:p>124.0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90176" calcext:value-type="float">
            <text:p>124.0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11512" calcext:value-type="float">
            <text:p>124.1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298" calcext:value-type="float">
            <text:p>124.1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7552" calcext:value-type="float">
            <text:p>124.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12096" calcext:value-type="float">
            <text:p>124.2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42576" calcext:value-type="float">
            <text:p>124.2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60864" calcext:value-type="float">
            <text:p>124.2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48672" calcext:value-type="float">
            <text:p>124.2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85248" calcext:value-type="float">
            <text:p>124.2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94392" calcext:value-type="float">
            <text:p>124.2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1268" calcext:value-type="float">
            <text:p>124.3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5756" calcext:value-type="float">
            <text:p>125.2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36808" calcext:value-type="float">
            <text:p>125.3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21568" calcext:value-type="float">
            <text:p>125.3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9472" calcext:value-type="float">
            <text:p>125.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77016" calcext:value-type="float">
            <text:p>125.4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68456" calcext:value-type="float">
            <text:p>125.5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78184" calcext:value-type="float">
            <text:p>125.6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97056" calcext:value-type="float">
            <text:p>125.7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61064" calcext:value-type="float">
            <text:p>125.8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34216" calcext:value-type="float">
            <text:p>125.9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03736" calcext:value-type="float">
            <text:p>125.9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61648" calcext:value-type="float">
            <text:p>125.9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98808" calcext:value-type="float">
            <text:p>126.0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77472" calcext:value-type="float">
            <text:p>126.0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93296" calcext:value-type="float">
            <text:p>126.1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48744" calcext:value-type="float">
            <text:p>126.3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06072" calcext:value-type="float">
            <text:p>126.3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76176" calcext:value-type="float">
            <text:p>126.3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64568" calcext:value-type="float">
            <text:p>126.4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95632" calcext:value-type="float">
            <text:p>126.5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38304" calcext:value-type="float">
            <text:p>126.6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96216" calcext:value-type="float">
            <text:p>126.6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968" calcext:value-type="float">
            <text:p>126.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79096" calcext:value-type="float">
            <text:p>126.8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88824" calcext:value-type="float">
            <text:p>126.9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83312" calcext:value-type="float">
            <text:p>127.0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71704" calcext:value-type="float">
            <text:p>127.1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81432" calcext:value-type="float">
            <text:p>127.2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258" calcext:value-type="float">
            <text:p>130.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40456" calcext:value-type="float">
            <text:p>130.1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25216" calcext:value-type="float">
            <text:p>130.1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22752" calcext:value-type="float">
            <text:p>130.2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37992" calcext:value-type="float">
            <text:p>130.2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77616" calcext:value-type="float">
            <text:p>130.2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62376" calcext:value-type="float">
            <text:p>130.2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13608" calcext:value-type="float">
            <text:p>130.2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53232" calcext:value-type="float">
            <text:p>130.2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77616" calcext:value-type="float">
            <text:p>130.2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74568" calcext:value-type="float">
            <text:p>130.2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23336" calcext:value-type="float">
            <text:p>130.3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50768" calcext:value-type="float">
            <text:p>130.3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9344" calcext:value-type="float">
            <text:p>130.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26968" calcext:value-type="float">
            <text:p>130.4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63544" calcext:value-type="float">
            <text:p>130.4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0012" calcext:value-type="float">
            <text:p>130.5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306" calcext:value-type="float">
            <text:p>130.5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21456" calcext:value-type="float">
            <text:p>130.5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70224" calcext:value-type="float">
            <text:p>130.5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39744" calcext:value-type="float">
            <text:p>130.5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67176" calcext:value-type="float">
            <text:p>130.5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73272" calcext:value-type="float">
            <text:p>130.5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15944" calcext:value-type="float">
            <text:p>130.6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34232" calcext:value-type="float">
            <text:p>130.6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55568" calcext:value-type="float">
            <text:p>130.6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79952" calcext:value-type="float">
            <text:p>130.6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00704" calcext:value-type="float">
            <text:p>130.6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22624" calcext:value-type="float">
            <text:p>130.7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07968" calcext:value-type="float">
            <text:p>130.8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8112" calcext:value-type="float">
            <text:p>130.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35984" calcext:value-type="float">
            <text:p>130.9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4208" calcext:value-type="float">
            <text:p>130.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9636" calcext:value-type="float">
            <text:p>130.8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29888" calcext:value-type="float">
            <text:p>130.9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99408" calcext:value-type="float">
            <text:p>130.8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29304" calcext:value-type="float">
            <text:p>130.8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58032" calcext:value-type="float">
            <text:p>130.5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06216" calcext:value-type="float">
            <text:p>130.5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17824" calcext:value-type="float">
            <text:p>130.4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59912" calcext:value-type="float">
            <text:p>130.3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53816" calcext:value-type="float">
            <text:p>130.3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81248" calcext:value-type="float">
            <text:p>130.3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44672" calcext:value-type="float">
            <text:p>130.3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77616" calcext:value-type="float">
            <text:p>130.2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16656" calcext:value-type="float">
            <text:p>130.2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89224" calcext:value-type="float">
            <text:p>130.1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01416" calcext:value-type="float">
            <text:p>130.2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89224" calcext:value-type="float">
            <text:p>130.1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58744" calcext:value-type="float">
            <text:p>130.1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37408" calcext:value-type="float">
            <text:p>130.1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06928" calcext:value-type="float">
            <text:p>130.1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8864" calcext:value-type="float">
            <text:p>130.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61208" calcext:value-type="float">
            <text:p>130.0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18536" calcext:value-type="float">
            <text:p>130.0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94152" calcext:value-type="float">
            <text:p>129.9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85008" calcext:value-type="float">
            <text:p>129.9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69768" calcext:value-type="float">
            <text:p>129.9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51864" calcext:value-type="float">
            <text:p>128.4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8176" calcext:value-type="float">
            <text:p>128.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0556" calcext:value-type="float">
            <text:p>128.3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38504" calcext:value-type="float">
            <text:p>128.2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08024" calcext:value-type="float">
            <text:p>128.2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50112" calcext:value-type="float">
            <text:p>128.1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04392" calcext:value-type="float">
            <text:p>128.1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3124" calcext:value-type="float">
            <text:p>128.0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58088" calcext:value-type="float">
            <text:p>127.9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7884" calcext:value-type="float">
            <text:p>127.8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05688" calcext:value-type="float">
            <text:p>127.8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32536" calcext:value-type="float">
            <text:p>127.7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59384" calcext:value-type="float">
            <text:p>127.6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07568" calcext:value-type="float">
            <text:p>127.6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83184" calcext:value-type="float">
            <text:p>127.5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19176" calcext:value-type="float">
            <text:p>127.5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46024" calcext:value-type="float">
            <text:p>127.4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72872" calcext:value-type="float">
            <text:p>127.3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78384" calcext:value-type="float">
            <text:p>127.2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0828" calcext:value-type="float">
            <text:p>127.2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50368" calcext:value-type="float">
            <text:p>127.1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8636" calcext:value-type="float">
            <text:p>127.0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9492" calcext:value-type="float">
            <text:p>126.9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06528" calcext:value-type="float">
            <text:p>126.9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08992" calcext:value-type="float">
            <text:p>126.8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17552" calcext:value-type="float">
            <text:p>126.7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9868" calcext:value-type="float">
            <text:p>126.5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82856" calcext:value-type="float">
            <text:p>126.4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73128" calcext:value-type="float">
            <text:p>126.3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75592" calcext:value-type="float">
            <text:p>126.2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6028" calcext:value-type="float">
            <text:p>124.1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33432" calcext:value-type="float">
            <text:p>124.2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18776" calcext:value-type="float">
            <text:p>124.3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0412" calcext:value-type="float">
            <text:p>124.4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89464" calcext:value-type="float">
            <text:p>124.4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68712" calcext:value-type="float">
            <text:p>124.5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69296" calcext:value-type="float">
            <text:p>124.6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66832" calcext:value-type="float">
            <text:p>124.7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39984" calcext:value-type="float">
            <text:p>124.8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13136" calcext:value-type="float">
            <text:p>124.9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92384" calcext:value-type="float">
            <text:p>124.9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71632" calcext:value-type="float">
            <text:p>125.0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26496" calcext:value-type="float">
            <text:p>125.1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8136" calcext:value-type="float">
            <text:p>125.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54512" calcext:value-type="float">
            <text:p>125.2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1852" calcext:value-type="float">
            <text:p>125.3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19104" calcext:value-type="float">
            <text:p>125.4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50168" calcext:value-type="float">
            <text:p>125.5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78184" calcext:value-type="float">
            <text:p>125.6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84864" calcext:value-type="float">
            <text:p>125.7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88496" calcext:value-type="float">
            <text:p>125.8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28704" calcext:value-type="float">
            <text:p>126.0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78056" calcext:value-type="float">
            <text:p>126.1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36552" calcext:value-type="float">
            <text:p>126.3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95632" calcext:value-type="float">
            <text:p>126.5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23064" calcext:value-type="float">
            <text:p>126.6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65152" calcext:value-type="float">
            <text:p>126.5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98096" calcext:value-type="float">
            <text:p>126.4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58472" calcext:value-type="float">
            <text:p>126.4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12752" calcext:value-type="float">
            <text:p>126.4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82272" calcext:value-type="float">
            <text:p>126.3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7844" calcext:value-type="float">
            <text:p>124.6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81488" calcext:value-type="float">
            <text:p>124.6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6132" calcext:value-type="float">
            <text:p>124.8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65536" calcext:value-type="float">
            <text:p>125.0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30712" calcext:value-type="float">
            <text:p>125.3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13008" calcext:value-type="float">
            <text:p>125.4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49" calcext:value-type="float">
            <text:p>125.3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09376" calcext:value-type="float">
            <text:p>125.3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00232" calcext:value-type="float">
            <text:p>125.3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54512" calcext:value-type="float">
            <text:p>125.2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48416" calcext:value-type="float">
            <text:p>125.2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54512" calcext:value-type="float">
            <text:p>125.2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78312" calcext:value-type="float">
            <text:p>125.1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204" calcext:value-type="float">
            <text:p>125.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3344" calcext:value-type="float">
            <text:p>125.0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19816" calcext:value-type="float">
            <text:p>125.0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324" calcext:value-type="float">
            <text:p>124.9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25328" calcext:value-type="float">
            <text:p>124.9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2228" calcext:value-type="float">
            <text:p>124.9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00944" calcext:value-type="float">
            <text:p>124.9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67416" calcext:value-type="float">
            <text:p>124.8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75976" calcext:value-type="float">
            <text:p>124.7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44912" calcext:value-type="float">
            <text:p>124.6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44328" calcext:value-type="float">
            <text:p>124.5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19944" calcext:value-type="float">
            <text:p>124.5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89464" calcext:value-type="float">
            <text:p>124.4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10216" calcext:value-type="float">
            <text:p>124.4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52304" calcext:value-type="float">
            <text:p>124.3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6696" calcext:value-type="float">
            <text:p>124.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99904" calcext:value-type="float">
            <text:p>124.1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02368" calcext:value-type="float">
            <text:p>124.1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80448" calcext:value-type="float">
            <text:p>123.9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77016" calcext:value-type="float">
            <text:p>125.4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80064" calcext:value-type="float">
            <text:p>125.4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04448" calcext:value-type="float">
            <text:p>125.5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50168" calcext:value-type="float">
            <text:p>125.5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96472" calcext:value-type="float">
            <text:p>125.6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26952" calcext:value-type="float">
            <text:p>125.7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78768" calcext:value-type="float">
            <text:p>125.7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9764" calcext:value-type="float">
            <text:p>125.8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49456" calcext:value-type="float">
            <text:p>125.9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43944" calcext:value-type="float">
            <text:p>126.0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9-26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00832" calcext:value-type="float">
            <text:p>130.1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31624" calcext:value-type="float">
            <text:p>126.5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82856" calcext:value-type="float">
            <text:p>126.4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73712" calcext:value-type="float">
            <text:p>126.4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04192" calcext:value-type="float">
            <text:p>126.5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31624" calcext:value-type="float">
            <text:p>126.5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59056" calcext:value-type="float">
            <text:p>126.5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682" calcext:value-type="float">
            <text:p>126.5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89536" calcext:value-type="float">
            <text:p>126.5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32208" calcext:value-type="float">
            <text:p>126.6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7488" calcext:value-type="float">
            <text:p>126.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23648" calcext:value-type="float">
            <text:p>126.7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99848" calcext:value-type="float">
            <text:p>126.7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12624" calcext:value-type="float">
            <text:p>126.9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58928" calcext:value-type="float">
            <text:p>127.0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7152" calcext:value-type="float">
            <text:p>127.3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72288" calcext:value-type="float">
            <text:p>127.2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13208" calcext:value-type="float">
            <text:p>127.0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11456" calcext:value-type="float">
            <text:p>126.7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81688" calcext:value-type="float">
            <text:p>126.2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76304" calcext:value-type="float">
            <text:p>125.8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824" calcext:value-type="float">
            <text:p>125.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8-11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54256" calcext:value-type="float">
            <text:p>126.2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08536" calcext:value-type="float">
            <text:p>126.2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02568" calcext:value-type="float">
            <text:p>125.7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67288" calcext:value-type="float">
            <text:p>125.3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00816" calcext:value-type="float">
            <text:p>125.4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3856" calcext:value-type="float">
            <text:p>125.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82528" calcext:value-type="float">
            <text:p>125.3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61904" calcext:value-type="float">
            <text:p>124.9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01528" calcext:value-type="float">
            <text:p>125.0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02112" calcext:value-type="float">
            <text:p>125.1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2708" calcext:value-type="float">
            <text:p>125.2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0996" calcext:value-type="float">
            <text:p>125.4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3" calcext:value-type="float">
            <text:p>125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54968" calcext:value-type="float">
            <text:p>125.8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8428" calcext:value-type="float">
            <text:p>125.6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13592" calcext:value-type="float">
            <text:p>125.5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36808" calcext:value-type="float">
            <text:p>125.3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38688" calcext:value-type="float">
            <text:p>125.1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10088" calcext:value-type="float">
            <text:p>124.9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80904" calcext:value-type="float">
            <text:p>124.5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63912" calcext:value-type="float">
            <text:p>124.2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79736" calcext:value-type="float">
            <text:p>124.3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99776" calcext:value-type="float">
            <text:p>124.6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11968" calcext:value-type="float">
            <text:p>124.7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22992" calcext:value-type="float">
            <text:p>124.5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15728" calcext:value-type="float">
            <text:p>124.3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20072" calcext:value-type="float">
            <text:p>124.0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38488" calcext:value-type="float">
            <text:p>123.5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3544" calcext:value-type="float">
            <text:p>123.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24416" calcext:value-type="float">
            <text:p>123.7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44456" calcext:value-type="float">
            <text:p>124.0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30384" calcext:value-type="float">
            <text:p>124.2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81032" calcext:value-type="float">
            <text:p>124.0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19488" calcext:value-type="float">
            <text:p>123.9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39656" calcext:value-type="float">
            <text:p>123.7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08008" calcext:value-type="float">
            <text:p>123.5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97112" calcext:value-type="float">
            <text:p>123.1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94192" calcext:value-type="float">
            <text:p>122.6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38744" calcext:value-type="float">
            <text:p>122.5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5152" calcext:value-type="float">
            <text:p>122.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04504" calcext:value-type="float">
            <text:p>122.9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98408" calcext:value-type="float">
            <text:p>122.8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08848" calcext:value-type="float">
            <text:p>122.6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00416" calcext:value-type="float">
            <text:p>122.2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40752" calcext:value-type="float">
            <text:p>121.8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13904" calcext:value-type="float">
            <text:p>121.9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42504" calcext:value-type="float">
            <text:p>122.1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48016" calcext:value-type="float">
            <text:p>122.0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63384" calcext:value-type="float">
            <text:p>121.5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52488" calcext:value-type="float">
            <text:p>121.2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98208" calcext:value-type="float">
            <text:p>121.2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14032" calcext:value-type="float">
            <text:p>121.4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76744" calcext:value-type="float">
            <text:p>121.7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96328" calcext:value-type="float">
            <text:p>121.4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70192" calcext:value-type="float">
            <text:p>121.1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4704" calcext:value-type="float">
            <text:p>120.6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5028" calcext:value-type="float">
            <text:p>120.3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3504" calcext:value-type="float">
            <text:p>120.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6552" calcext:value-type="float">
            <text:p>120.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83808" calcext:value-type="float">
            <text:p>120.3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89904" calcext:value-type="float">
            <text:p>120.3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83808" calcext:value-type="float">
            <text:p>120.3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8076" calcext:value-type="float">
            <text:p>120.3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86856" calcext:value-type="float">
            <text:p>120.3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92952" calcext:value-type="float">
            <text:p>120.3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14288" calcext:value-type="float">
            <text:p>120.4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44768" calcext:value-type="float">
            <text:p>120.4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81344" calcext:value-type="float">
            <text:p>120.4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11824" calcext:value-type="float">
            <text:p>120.5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54496" calcext:value-type="float">
            <text:p>120.5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48984" calcext:value-type="float">
            <text:p>120.6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5392" calcext:value-type="float">
            <text:p>120.8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03264" calcext:value-type="float">
            <text:p>120.6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7596" calcext:value-type="float">
            <text:p>120.0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50408" calcext:value-type="float">
            <text:p>119.8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68696" calcext:value-type="float">
            <text:p>119.8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05272" calcext:value-type="float">
            <text:p>119.9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47944" calcext:value-type="float">
            <text:p>119.9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93664" calcext:value-type="float">
            <text:p>119.9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63768" calcext:value-type="float">
            <text:p>120.0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58256" calcext:value-type="float">
            <text:p>120.1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77128" calcext:value-type="float">
            <text:p>120.2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6072" calcext:value-type="float">
            <text:p>120.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94248" calcext:value-type="float">
            <text:p>120.0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30824" calcext:value-type="float">
            <text:p>120.1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85688" calcext:value-type="float">
            <text:p>120.1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64936" calcext:value-type="float">
            <text:p>120.2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41136" calcext:value-type="float">
            <text:p>120.3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99048" calcext:value-type="float">
            <text:p>120.3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44768" calcext:value-type="float">
            <text:p>120.4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0268" calcext:value-type="float">
            <text:p>120.5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75832" calcext:value-type="float">
            <text:p>120.5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3984" calcext:value-type="float">
            <text:p>120.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6176" calcext:value-type="float">
            <text:p>120.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01384" calcext:value-type="float">
            <text:p>120.8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9788" calcext:value-type="float">
            <text:p>120.1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69864" calcext:value-type="float">
            <text:p>120.0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72912" calcext:value-type="float">
            <text:p>120.0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912" calcext:value-type="float">
            <text:p>120.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30824" calcext:value-type="float">
            <text:p>120.1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88736" calcext:value-type="float">
            <text:p>120.1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37504" calcext:value-type="float">
            <text:p>120.2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77128" calcext:value-type="float">
            <text:p>120.2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22848" calcext:value-type="float">
            <text:p>120.3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47232" calcext:value-type="float">
            <text:p>120.3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68568" calcext:value-type="float">
            <text:p>120.3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35624" calcext:value-type="float">
            <text:p>120.4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12408" calcext:value-type="float">
            <text:p>120.6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69736" calcext:value-type="float">
            <text:p>120.5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7408" calcext:value-type="float">
            <text:p>120.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0456" calcext:value-type="float">
            <text:p>120.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5028" calcext:value-type="float">
            <text:p>120.3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32576" calcext:value-type="float">
            <text:p>120.4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99632" calcext:value-type="float">
            <text:p>120.4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66688" calcext:value-type="float">
            <text:p>120.5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27648" calcext:value-type="float">
            <text:p>120.6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4-1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368" calcext:value-type="float">
            <text:p>120.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55992" calcext:value-type="float">
            <text:p>121.8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80376" calcext:value-type="float">
            <text:p>121.8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53528" calcext:value-type="float">
            <text:p>121.9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08976" calcext:value-type="float">
            <text:p>122.1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27848" calcext:value-type="float">
            <text:p>122.2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34528" calcext:value-type="float">
            <text:p>122.3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35112" calcext:value-type="float">
            <text:p>122.4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57032" calcext:value-type="float">
            <text:p>122.5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09432" calcext:value-type="float">
            <text:p>122.7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83168" calcext:value-type="float">
            <text:p>122.8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84336" calcext:value-type="float">
            <text:p>123.0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86088" calcext:value-type="float">
            <text:p>123.3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53144" calcext:value-type="float">
            <text:p>123.4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2396" calcext:value-type="float">
            <text:p>123.1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91728" calcext:value-type="float">
            <text:p>122.7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22208" calcext:value-type="float">
            <text:p>122.8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95944" calcext:value-type="float">
            <text:p>122.9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10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89992" calcext:value-type="float">
            <text:p>127.1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74096" calcext:value-type="float">
            <text:p>124.9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66248" calcext:value-type="float">
            <text:p>124.6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1268" calcext:value-type="float">
            <text:p>124.3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13264" calcext:value-type="float">
            <text:p>124.4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6988" calcext:value-type="float">
            <text:p>124.7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47376" calcext:value-type="float">
            <text:p>124.5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57816" calcext:value-type="float">
            <text:p>124.2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52432" calcext:value-type="float">
            <text:p>123.8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0308" calcext:value-type="float">
            <text:p>123.7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34728" calcext:value-type="float">
            <text:p>123.9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00032" calcext:value-type="float">
            <text:p>123.7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83624" calcext:value-type="float">
            <text:p>123.4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7636" calcext:value-type="float">
            <text:p>123.2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66048" calcext:value-type="float">
            <text:p>123.0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0392" calcext:value-type="float">
            <text:p>122.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32064" calcext:value-type="float">
            <text:p>122.4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63256" calcext:value-type="float">
            <text:p>122.0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69352" calcext:value-type="float">
            <text:p>122.0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54696" calcext:value-type="float">
            <text:p>122.1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33944" calcext:value-type="float">
            <text:p>122.2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13192" calcext:value-type="float">
            <text:p>122.3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16824" calcext:value-type="float">
            <text:p>122.4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53984" calcext:value-type="float">
            <text:p>122.5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30184" calcext:value-type="float">
            <text:p>122.6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06384" calcext:value-type="float">
            <text:p>122.7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67928" calcext:value-type="float">
            <text:p>122.8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36152" calcext:value-type="float">
            <text:p>123.1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34272" calcext:value-type="float">
            <text:p>123.3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59952" calcext:value-type="float">
            <text:p>123.0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60664" calcext:value-type="float">
            <text:p>122.6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23504" calcext:value-type="float">
            <text:p>122.5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33232" calcext:value-type="float">
            <text:p>122.6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13064" calcext:value-type="float">
            <text:p>122.8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74024" calcext:value-type="float">
            <text:p>122.8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4484" calcext:value-type="float">
            <text:p>122.5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57032" calcext:value-type="float">
            <text:p>122.5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5152" calcext:value-type="float">
            <text:p>122.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70392" calcext:value-type="float">
            <text:p>122.7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16696" calcext:value-type="float">
            <text:p>122.9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59952" calcext:value-type="float">
            <text:p>123.0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87968" calcext:value-type="float">
            <text:p>123.1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28176" calcext:value-type="float">
            <text:p>123.3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86672" calcext:value-type="float">
            <text:p>123.4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66504" calcext:value-type="float">
            <text:p>123.6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61576" calcext:value-type="float">
            <text:p>123.8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96272" calcext:value-type="float">
            <text:p>124.0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3648" calcext:value-type="float">
            <text:p>124.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17024" calcext:value-type="float">
            <text:p>124.0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9452" calcext:value-type="float">
            <text:p>123.7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59824" calcext:value-type="float">
            <text:p>123.5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70264" calcext:value-type="float">
            <text:p>123.2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31352" calcext:value-type="float">
            <text:p>122.8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6676" calcext:value-type="float">
            <text:p>122.6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25256" calcext:value-type="float">
            <text:p>122.8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30056" calcext:value-type="float">
            <text:p>123.1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14232" calcext:value-type="float">
            <text:p>123.0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79536" calcext:value-type="float">
            <text:p>122.7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26552" calcext:value-type="float">
            <text:p>122.5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12608" calcext:value-type="float">
            <text:p>122.2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46848" calcext:value-type="float">
            <text:p>121.8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92112" calcext:value-type="float">
            <text:p>121.2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94576" calcext:value-type="float">
            <text:p>121.1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6468" calcext:value-type="float">
            <text:p>121.2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68312" calcext:value-type="float">
            <text:p>121.3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32904" calcext:value-type="float">
            <text:p>121.5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09688" calcext:value-type="float">
            <text:p>121.7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73824" calcext:value-type="float">
            <text:p>121.2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33032" calcext:value-type="float">
            <text:p>121.0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54368" calcext:value-type="float">
            <text:p>121.0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36664" calcext:value-type="float">
            <text:p>121.1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46392" calcext:value-type="float">
            <text:p>121.2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04888" calcext:value-type="float">
            <text:p>121.4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70064" calcext:value-type="float">
            <text:p>121.6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17664" calcext:value-type="float">
            <text:p>121.5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94576" calcext:value-type="float">
            <text:p>121.1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2992" calcext:value-type="float">
            <text:p>120.7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7888" calcext:value-type="float">
            <text:p>120.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556" calcext:value-type="float">
            <text:p>120.6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4056" calcext:value-type="float">
            <text:p>120.8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4276" calcext:value-type="float">
            <text:p>121.1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92824" calcext:value-type="float">
            <text:p>120.8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32576" calcext:value-type="float">
            <text:p>120.4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5884" calcext:value-type="float">
            <text:p>120.2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59424" calcext:value-type="float">
            <text:p>120.3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99632" calcext:value-type="float">
            <text:p>120.4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3472" calcext:value-type="float">
            <text:p>120.7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14744" calcext:value-type="float">
            <text:p>121.0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13576" calcext:value-type="float">
            <text:p>120.8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12408" calcext:value-type="float">
            <text:p>120.6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08192" calcext:value-type="float">
            <text:p>120.4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70448" calcext:value-type="float">
            <text:p>120.1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04688" calcext:value-type="float">
            <text:p>119.8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1208" calcext:value-type="float">
            <text:p>119.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36464" calcext:value-type="float">
            <text:p>119.5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22392" calcext:value-type="float">
            <text:p>119.7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33288" calcext:value-type="float">
            <text:p>120.0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85688" calcext:value-type="float">
            <text:p>120.1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87568" calcext:value-type="float">
            <text:p>119.9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46776" calcext:value-type="float">
            <text:p>119.7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26152" calcext:value-type="float">
            <text:p>119.3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58512" calcext:value-type="float">
            <text:p>119.1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65776" calcext:value-type="float">
            <text:p>119.3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58968" calcext:value-type="float">
            <text:p>119.7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67528" calcext:value-type="float">
            <text:p>119.6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69408" calcext:value-type="float">
            <text:p>119.4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71288" calcext:value-type="float">
            <text:p>119.2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67072" calcext:value-type="float">
            <text:p>119.0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29328" calcext:value-type="float">
            <text:p>118.8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85488" calcext:value-type="float">
            <text:p>118.5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10584" calcext:value-type="float">
            <text:p>118.2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70376" calcext:value-type="float">
            <text:p>118.0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1" calcext:value-type="float">
            <text:p>118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92424" calcext:value-type="float">
            <text:p>117.6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50336" calcext:value-type="float">
            <text:p>117.7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41192" calcext:value-type="float">
            <text:p>117.7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85744" calcext:value-type="float">
            <text:p>117.5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68624" calcext:value-type="float">
            <text:p>117.7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76472" calcext:value-type="float">
            <text:p>118.0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7472" calcext:value-type="float">
            <text:p>117.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79064" calcext:value-type="float">
            <text:p>117.4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6512" calcext:value-type="float">
            <text:p>117.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11552" calcext:value-type="float">
            <text:p>116.8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6596" calcext:value-type="float">
            <text:p>116.2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25752" calcext:value-type="float">
            <text:p>116.1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62328" calcext:value-type="float">
            <text:p>116.1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01952" calcext:value-type="float">
            <text:p>116.2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5072" calcext:value-type="float">
            <text:p>116.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2692" calcext:value-type="float">
            <text:p>116.3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24456" calcext:value-type="float">
            <text:p>116.4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5552" calcext:value-type="float">
            <text:p>116.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80488" calcext:value-type="float">
            <text:p>116.6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35936" calcext:value-type="float">
            <text:p>116.8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15768" calcext:value-type="float">
            <text:p>117.0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02864" calcext:value-type="float">
            <text:p>117.4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6728" calcext:value-type="float">
            <text:p>117.0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49424" calcext:value-type="float">
            <text:p>116.5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46376" calcext:value-type="float">
            <text:p>116.5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41448" calcext:value-type="float">
            <text:p>116.7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55976" calcext:value-type="float">
            <text:p>117.1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1384" calcext:value-type="float">
            <text:p>116.9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35352" calcext:value-type="float">
            <text:p>116.7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30552" calcext:value-type="float">
            <text:p>116.4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39824" calcext:value-type="float">
            <text:p>115.9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97152" calcext:value-type="float">
            <text:p>115.8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01368" calcext:value-type="float">
            <text:p>116.1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57984" calcext:value-type="float">
            <text:p>116.4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53768" calcext:value-type="float">
            <text:p>116.2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18488" calcext:value-type="float">
            <text:p>115.9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91768" calcext:value-type="float">
            <text:p>115.4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65632" calcext:value-type="float">
            <text:p>115.1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90016" calcext:value-type="float">
            <text:p>115.1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88592" calcext:value-type="float">
            <text:p>115.9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55648" calcext:value-type="float">
            <text:p>116.0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09928" calcext:value-type="float">
            <text:p>116.0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71472" calcext:value-type="float">
            <text:p>116.1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60248" calcext:value-type="float">
            <text:p>114.7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2296" calcext:value-type="float">
            <text:p>115.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78536" calcext:value-type="float">
            <text:p>114.7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75616" calcext:value-type="float">
            <text:p>114.2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48184" calcext:value-type="float">
            <text:p>114.2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61544" calcext:value-type="float">
            <text:p>114.4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95656" calcext:value-type="float">
            <text:p>114.5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73736" calcext:value-type="float">
            <text:p>114.4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05968" calcext:value-type="float">
            <text:p>114.8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92024" calcext:value-type="float">
            <text:p>114.4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8852" calcext:value-type="float">
            <text:p>113.8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72696" calcext:value-type="float">
            <text:p>113.7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64136" calcext:value-type="float">
            <text:p>113.8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67768" calcext:value-type="float">
            <text:p>113.9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04928" calcext:value-type="float">
            <text:p>114.1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81128" calcext:value-type="float">
            <text:p>114.1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0668" calcext:value-type="float">
            <text:p>114.4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24968" calcext:value-type="float">
            <text:p>114.4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70816" calcext:value-type="float">
            <text:p>113.9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55576" calcext:value-type="float">
            <text:p>113.9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37872" calcext:value-type="float">
            <text:p>114.0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45136" calcext:value-type="float">
            <text:p>114.2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32944" calcext:value-type="float">
            <text:p>114.2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" calcext:value-type="float">
            <text:p>114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00584" calcext:value-type="float">
            <text:p>114.4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40208" calcext:value-type="float">
            <text:p>114.4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1336" calcext:value-type="float">
            <text:p>114.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5908" calcext:value-type="float">
            <text:p>114.5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83464" calcext:value-type="float">
            <text:p>114.5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1148" calcext:value-type="float">
            <text:p>114.7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6388" calcext:value-type="float">
            <text:p>114.8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5532" calcext:value-type="float">
            <text:p>114.9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04088" calcext:value-type="float">
            <text:p>115.0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37616" calcext:value-type="float">
            <text:p>115.0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90016" calcext:value-type="float">
            <text:p>115.1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24128" calcext:value-type="float">
            <text:p>115.3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64336" calcext:value-type="float">
            <text:p>115.4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67968" calcext:value-type="float">
            <text:p>115.5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92352" calcext:value-type="float">
            <text:p>115.5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3256" calcext:value-type="float">
            <text:p>115.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51432" calcext:value-type="float">
            <text:p>115.8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82496" calcext:value-type="float">
            <text:p>115.9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47088" calcext:value-type="float">
            <text:p>116.1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44624" calcext:value-type="float">
            <text:p>116.2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97024" calcext:value-type="float">
            <text:p>116.3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22576" calcext:value-type="float">
            <text:p>116.6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29256" calcext:value-type="float">
            <text:p>116.7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38984" calcext:value-type="float">
            <text:p>116.8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5392" calcext:value-type="float">
            <text:p>117.0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21152" calcext:value-type="float">
            <text:p>117.4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34056" calcext:value-type="float">
            <text:p>117.0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5184" calcext:value-type="float">
            <text:p>116.9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3652" calcext:value-type="float">
            <text:p>116.9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3952" calcext:value-type="float">
            <text:p>116.9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95016" calcext:value-type="float">
            <text:p>117.0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1084" calcext:value-type="float">
            <text:p>117.2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14472" calcext:value-type="float">
            <text:p>117.3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49168" calcext:value-type="float">
            <text:p>117.5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57016" calcext:value-type="float">
            <text:p>117.8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12336" calcext:value-type="float">
            <text:p>118.5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14216" calcext:value-type="float">
            <text:p>118.3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7952" calcext:value-type="float">
            <text:p>118.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1188" calcext:value-type="float">
            <text:p>117.9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528" calcext:value-type="float">
            <text:p>117.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47416" calcext:value-type="float">
            <text:p>117.2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22448" calcext:value-type="float">
            <text:p>117.1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4132" calcext:value-type="float">
            <text:p>117.2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18104" calcext:value-type="float">
            <text:p>117.4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68752" calcext:value-type="float">
            <text:p>117.2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75432" calcext:value-type="float">
            <text:p>117.3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61944" calcext:value-type="float">
            <text:p>117.6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84448" calcext:value-type="float">
            <text:p>117.8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31464" calcext:value-type="float">
            <text:p>117.6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2608" calcext:value-type="float">
            <text:p>117.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0416" calcext:value-type="float">
            <text:p>117.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01696" calcext:value-type="float">
            <text:p>117.2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48584" calcext:value-type="float">
            <text:p>117.4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14928" calcext:value-type="float">
            <text:p>117.9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49168" calcext:value-type="float">
            <text:p>117.5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9192" calcext:value-type="float">
            <text:p>116.9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07208" calcext:value-type="float">
            <text:p>117.1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194" calcext:value-type="float">
            <text:p>117.1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38856" calcext:value-type="float">
            <text:p>117.3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0708" calcext:value-type="float">
            <text:p>117.6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48" calcext:value-type="float">
            <text:p>117.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63368" calcext:value-type="float">
            <text:p>116.8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50592" calcext:value-type="float">
            <text:p>116.7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05456" calcext:value-type="float">
            <text:p>116.8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3652" calcext:value-type="float">
            <text:p>116.9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4536" calcext:value-type="float">
            <text:p>117.0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77312" calcext:value-type="float">
            <text:p>117.1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3276" calcext:value-type="float">
            <text:p>117.3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79064" calcext:value-type="float">
            <text:p>117.4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16224" calcext:value-type="float">
            <text:p>117.6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53384" calcext:value-type="float">
            <text:p>117.7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58184" calcext:value-type="float">
            <text:p>118.0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66744" calcext:value-type="float">
            <text:p>117.9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12592" calcext:value-type="float">
            <text:p>117.5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75432" calcext:value-type="float">
            <text:p>117.3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24784" calcext:value-type="float">
            <text:p>117.5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96056" calcext:value-type="float">
            <text:p>117.7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04616" calcext:value-type="float">
            <text:p>117.7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7848" calcext:value-type="float">
            <text:p>117.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5184" calcext:value-type="float">
            <text:p>116.9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5184" calcext:value-type="float">
            <text:p>116.9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5392" calcext:value-type="float">
            <text:p>117.0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85872" calcext:value-type="float">
            <text:p>117.0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23032" calcext:value-type="float">
            <text:p>117.2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14472" calcext:value-type="float">
            <text:p>117.3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45536" calcext:value-type="float">
            <text:p>117.4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58312" calcext:value-type="float">
            <text:p>117.5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96056" calcext:value-type="float">
            <text:p>117.7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08248" calcext:value-type="float">
            <text:p>117.8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576" calcext:value-type="float">
            <text:p>117.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7952" calcext:value-type="float">
            <text:p>118.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98976" calcext:value-type="float">
            <text:p>118.2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83024" calcext:value-type="float">
            <text:p>118.6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05656" calcext:value-type="float">
            <text:p>118.4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70248" calcext:value-type="float">
            <text:p>118.5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41648" calcext:value-type="float">
            <text:p>118.3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66744" calcext:value-type="float">
            <text:p>117.9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40024" calcext:value-type="float">
            <text:p>117.5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52216" calcext:value-type="float">
            <text:p>117.5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77768" calcext:value-type="float">
            <text:p>117.7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1856" calcext:value-type="float">
            <text:p>118.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29" calcext:value-type="float">
            <text:p>117.7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93136" calcext:value-type="float">
            <text:p>117.2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83408" calcext:value-type="float">
            <text:p>117.1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07792" calcext:value-type="float">
            <text:p>117.2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78024" calcext:value-type="float">
            <text:p>116.7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87168" calcext:value-type="float">
            <text:p>116.7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9936" calcext:value-type="float">
            <text:p>116.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8232" calcext:value-type="float">
            <text:p>116.9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15768" calcext:value-type="float">
            <text:p>117.0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85872" calcext:value-type="float">
            <text:p>117.0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55976" calcext:value-type="float">
            <text:p>117.1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35224" calcext:value-type="float">
            <text:p>117.2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11424" calcext:value-type="float">
            <text:p>117.3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87624" calcext:value-type="float">
            <text:p>117.3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57728" calcext:value-type="float">
            <text:p>117.4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6136" calcext:value-type="float">
            <text:p>117.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32048" calcext:value-type="float">
            <text:p>117.7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35096" calcext:value-type="float">
            <text:p>117.7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78352" calcext:value-type="float">
            <text:p>117.8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70376" calcext:value-type="float">
            <text:p>118.0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41648" calcext:value-type="float">
            <text:p>118.3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16096" calcext:value-type="float">
            <text:p>118.1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5948" calcext:value-type="float">
            <text:p>117.7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53968" calcext:value-type="float">
            <text:p>117.8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12464" calcext:value-type="float">
            <text:p>118.0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41648" calcext:value-type="float">
            <text:p>118.3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13048" calcext:value-type="float">
            <text:p>118.1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0-20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57016" calcext:value-type="float">
            <text:p>117.8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73552" calcext:value-type="float">
            <text:p>117.5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88792" calcext:value-type="float">
            <text:p>117.5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58896" calcext:value-type="float">
            <text:p>117.6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71672" calcext:value-type="float">
            <text:p>117.7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05784" calcext:value-type="float">
            <text:p>117.9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00272" calcext:value-type="float">
            <text:p>118.0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30752" calcext:value-type="float">
            <text:p>118.0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4048" calcext:value-type="float">
            <text:p>118.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47744" calcext:value-type="float">
            <text:p>118.3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20896" calcext:value-type="float">
            <text:p>118.4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91128" calcext:value-type="float">
            <text:p>117.9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03904" calcext:value-type="float">
            <text:p>118.1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41064" calcext:value-type="float">
            <text:p>118.2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59936" calcext:value-type="float">
            <text:p>118.3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69664" calcext:value-type="float">
            <text:p>118.4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00728" calcext:value-type="float">
            <text:p>118.6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43984" calcext:value-type="float">
            <text:p>118.7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0248" calcext:value-type="float">
            <text:p>118.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79264" calcext:value-type="float">
            <text:p>119.0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80432" calcext:value-type="float">
            <text:p>119.2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98592" calcext:value-type="float">
            <text:p>119.7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10784" calcext:value-type="float">
            <text:p>119.8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86272" calcext:value-type="float">
            <text:p>120.2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95416" calcext:value-type="float">
            <text:p>120.2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9788" calcext:value-type="float">
            <text:p>120.1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94248" calcext:value-type="float">
            <text:p>120.0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80304" calcext:value-type="float">
            <text:p>119.7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2732" calcext:value-type="float">
            <text:p>119.5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102" calcext:value-type="float">
            <text:p>119.7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00472" calcext:value-type="float">
            <text:p>119.6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3588" calcext:value-type="float">
            <text:p>119.4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26152" calcext:value-type="float">
            <text:p>119.3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46904" calcext:value-type="float">
            <text:p>119.2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244" calcext:value-type="float">
            <text:p>119.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65904" calcext:value-type="float">
            <text:p>118.8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31792" calcext:value-type="float">
            <text:p>118.7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94632" calcext:value-type="float">
            <text:p>118.5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94048" calcext:value-type="float">
            <text:p>118.4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62984" calcext:value-type="float">
            <text:p>118.3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98392" calcext:value-type="float">
            <text:p>118.1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97224" calcext:value-type="float">
            <text:p>117.9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40736" calcext:value-type="float">
            <text:p>117.1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288" calcext:value-type="float">
            <text:p>110.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2024" calcext:value-type="float">
            <text:p>110.6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27744" calcext:value-type="float">
            <text:p>110.7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3464" calcext:value-type="float">
            <text:p>110.7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812" calcext:value-type="float">
            <text:p>110.6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88704" calcext:value-type="float">
            <text:p>110.7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72168" calcext:value-type="float">
            <text:p>111.0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6424" calcext:value-type="float">
            <text:p>111.5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10368" calcext:value-type="float">
            <text:p>111.9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6452" calcext:value-type="float">
            <text:p>112.3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33328" calcext:value-type="float">
            <text:p>112.7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77752" calcext:value-type="float">
            <text:p>113.0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7704" calcext:value-type="float">
            <text:p>113.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54992" calcext:value-type="float">
            <text:p>113.8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36576" calcext:value-type="float">
            <text:p>114.3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40664" calcext:value-type="float">
            <text:p>115.0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61872" calcext:value-type="float">
            <text:p>115.5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76272" calcext:value-type="float">
            <text:p>116.4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65504" calcext:value-type="float">
            <text:p>115.6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66928" calcext:value-type="float">
            <text:p>114.8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71016" calcext:value-type="float">
            <text:p>115.5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31648" calcext:value-type="float">
            <text:p>114.5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27176" calcext:value-type="float">
            <text:p>115.3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99616" calcext:value-type="float">
            <text:p>115.7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" calcext:value-type="float">
            <text:p>114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55576" calcext:value-type="float">
            <text:p>113.9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06096" calcext:value-type="float">
            <text:p>114.3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85216" calcext:value-type="float">
            <text:p>114.8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4716" calcext:value-type="float">
            <text:p>118.2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4716" calcext:value-type="float">
            <text:p>118.2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50208" calcext:value-type="float">
            <text:p>118.2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4716" calcext:value-type="float">
            <text:p>118.2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4716" calcext:value-type="float">
            <text:p>118.2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4716" calcext:value-type="float">
            <text:p>118.2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4716" calcext:value-type="float">
            <text:p>118.2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4716" calcext:value-type="float">
            <text:p>118.2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74592" calcext:value-type="float">
            <text:p>118.2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31792" calcext:value-type="float">
            <text:p>118.7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62016" calcext:value-type="float">
            <text:p>119.7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2064" calcext:value-type="float">
            <text:p>119.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55792" calcext:value-type="float">
            <text:p>120.2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55208" calcext:value-type="float">
            <text:p>120.1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0-11-17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0476" calcext:value-type="float">
            <text:p>121.9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66544" calcext:value-type="float">
            <text:p>116.3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66544" calcext:value-type="float">
            <text:p>116.3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66544" calcext:value-type="float">
            <text:p>116.3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63496" calcext:value-type="float">
            <text:p>116.3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63496" calcext:value-type="float">
            <text:p>116.3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66544" calcext:value-type="float">
            <text:p>116.3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66544" calcext:value-type="float">
            <text:p>116.3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63496" calcext:value-type="float">
            <text:p>116.3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63496" calcext:value-type="float">
            <text:p>116.3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19072" calcext:value-type="float">
            <text:p>116.0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4968" calcext:value-type="float">
            <text:p>115.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0-08-11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21208" calcext:value-type="float">
            <text:p>114.8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286" calcext:value-type="float">
            <text:p>114.5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08232" calcext:value-type="float">
            <text:p>113.1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12448" calcext:value-type="float">
            <text:p>113.3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68864" calcext:value-type="float">
            <text:p>112.0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25408" calcext:value-type="float">
            <text:p>110.3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326" calcext:value-type="float">
            <text:p>108.4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5828" calcext:value-type="float">
            <text:p>108.1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05296" calcext:value-type="float">
            <text:p>107.9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65088" calcext:value-type="float">
            <text:p>107.7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42584" calcext:value-type="float">
            <text:p>107.5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6928" calcext:value-type="float">
            <text:p>107.2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336" calcext:value-type="float">
            <text:p>106.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98288" calcext:value-type="float">
            <text:p>106.6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6096" calcext:value-type="float">
            <text:p>106.6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716" calcext:value-type="float">
            <text:p>106.8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0-05-29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288" calcext:value-type="float">
            <text:p>106.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0416" calcext:value-type="float">
            <text:p>106.9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36032" calcext:value-type="float">
            <text:p>106.9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6136" calcext:value-type="float">
            <text:p>107.0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64048" calcext:value-type="float">
            <text:p>107.0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0312" calcext:value-type="float">
            <text:p>106.8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0312" calcext:value-type="float">
            <text:p>106.8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0416" calcext:value-type="float">
            <text:p>106.9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79288" calcext:value-type="float">
            <text:p>107.0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008" calcext:value-type="float">
            <text:p>107.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73064" calcext:value-type="float">
            <text:p>107.5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08344" calcext:value-type="float">
            <text:p>107.9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28256" calcext:value-type="float">
            <text:p>108.7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39152" calcext:value-type="float">
            <text:p>109.0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32344" calcext:value-type="float">
            <text:p>109.4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38896" calcext:value-type="float">
            <text:p>110.0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94344" calcext:value-type="float">
            <text:p>110.1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65744" calcext:value-type="float">
            <text:p>109.9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04072" calcext:value-type="float">
            <text:p>110.3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46616" calcext:value-type="float">
            <text:p>110.8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53424" calcext:value-type="float">
            <text:p>110.4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3256" calcext:value-type="float">
            <text:p>110.6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02064" calcext:value-type="float">
            <text:p>111.0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1108" calcext:value-type="float">
            <text:p>111.5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112" calcext:value-type="float">
            <text:p>111.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12704" calcext:value-type="float">
            <text:p>112.3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0784" calcext:value-type="float">
            <text:p>112.1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70032" calcext:value-type="float">
            <text:p>112.2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24184" calcext:value-type="float">
            <text:p>112.7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13032" calcext:value-type="float">
            <text:p>113.4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36832" calcext:value-type="float">
            <text:p>113.3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18288" calcext:value-type="float">
            <text:p>114.3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6576" calcext:value-type="float">
            <text:p>114.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05384" calcext:value-type="float">
            <text:p>114.7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60832" calcext:value-type="float">
            <text:p>114.8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89304" calcext:value-type="float">
            <text:p>115.5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71016" calcext:value-type="float">
            <text:p>115.5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82496" calcext:value-type="float">
            <text:p>115.9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336" calcext:value-type="float">
            <text:p>116.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97864" calcext:value-type="float">
            <text:p>115.4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336" calcext:value-type="float">
            <text:p>116.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336" calcext:value-type="float">
            <text:p>116.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30552" calcext:value-type="float">
            <text:p>116.4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84832" calcext:value-type="float">
            <text:p>116.3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9-10-08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336" calcext:value-type="float">
            <text:p>116.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76528" calcext:value-type="float">
            <text:p>115.4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39496" calcext:value-type="float">
            <text:p>114.8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762" calcext:value-type="float">
            <text:p>114.3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49024" calcext:value-type="float">
            <text:p>113.3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57256" calcext:value-type="float">
            <text:p>112.1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74048" calcext:value-type="float">
            <text:p>110.8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49464" calcext:value-type="float">
            <text:p>109.2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18728" calcext:value-type="float">
            <text:p>110.2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81952" calcext:value-type="float">
            <text:p>108.5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52768" calcext:value-type="float">
            <text:p>108.2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946" calcext:value-type="float">
            <text:p>109.1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14184" calcext:value-type="float">
            <text:p>108.9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38952" calcext:value-type="float">
            <text:p>107.4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09768" calcext:value-type="float">
            <text:p>107.1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71696" calcext:value-type="float">
            <text:p>105.7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13584" calcext:value-type="float">
            <text:p>104.1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43864" calcext:value-type="float">
            <text:p>102.5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01776" calcext:value-type="float">
            <text:p>102.6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89256" calcext:value-type="float">
            <text:p>101.4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29592" calcext:value-type="float">
            <text:p>101.1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2596" calcext:value-type="float">
            <text:p>101.0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07672" calcext:value-type="float">
            <text:p>101.0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29008" calcext:value-type="float">
            <text:p>101.0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08256" calcext:value-type="float">
            <text:p>101.1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29592" calcext:value-type="float">
            <text:p>101.1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11176" calcext:value-type="float">
            <text:p>101.6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98528" calcext:value-type="float">
            <text:p>100.9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89968" calcext:value-type="float">
            <text:p>101.0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21616" calcext:value-type="float">
            <text:p>101.3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8-11-09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84288" calcext:value-type="float">
            <text:p>108.9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4136" calcext:value-type="float">
            <text:p>109.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9856" calcext:value-type="float">
            <text:p>110.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8624" calcext:value-type="float">
            <text:p>110.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044" calcext:value-type="float">
            <text:p>111.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4448" calcext:value-type="float">
            <text:p>112.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4552" calcext:value-type="float">
            <text:p>112.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9896" calcext:value-type="float">
            <text:p>113.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572" calcext:value-type="float">
            <text:p>114.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1816" calcext:value-type="float">
            <text:p>114.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0272" calcext:value-type="float">
            <text:p>113.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1232" calcext:value-type="float">
            <text:p>113.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5408" calcext:value-type="float">
            <text:p>112.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256" calcext:value-type="float">
            <text:p>111.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14" calcext:value-type="float">
            <text:p>112.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9856" calcext:value-type="float">
            <text:p>110.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184" calcext:value-type="float">
            <text:p>109.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1736" calcext:value-type="float">
            <text:p>108.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384" calcext:value-type="float">
            <text:p>106.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056" calcext:value-type="float">
            <text:p>107.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9064" calcext:value-type="float">
            <text:p>107.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056" calcext:value-type="float">
            <text:p>107.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944" calcext:value-type="float">
            <text:p>107.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0192" calcext:value-type="float">
            <text:p>106.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8376" calcext:value-type="float">
            <text:p>106.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9608" calcext:value-type="float">
            <text:p>105.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1696" calcext:value-type="float">
            <text:p>105.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632" calcext:value-type="float">
            <text:p>103.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8-05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2" calcext:value-type="float">
            <text:p>103.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544" calcext:value-type="float">
            <text:p>104.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8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8816" calcext:value-type="float">
            <text:p>103.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8-05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632" calcext:value-type="float">
            <text:p>103.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8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3784" calcext:value-type="float">
            <text:p>104.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5976" calcext:value-type="float">
            <text:p>104.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8-04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1112" calcext:value-type="float">
            <text:p>104.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68" calcext:value-type="float">
            <text:p>103.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3472" calcext:value-type="float">
            <text:p>102.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7856" calcext:value-type="float">
            <text:p>102.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8-04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5288" calcext:value-type="float">
            <text:p>103.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8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6248" calcext:value-type="float">
            <text:p>103.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8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3304" calcext:value-type="float">
            <text:p>104.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8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6248" calcext:value-type="float">
            <text:p>103.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8-03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4432" calcext:value-type="float">
            <text:p>103.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8-03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96" calcext:value-type="float">
            <text:p>103.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8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728" calcext:value-type="float">
            <text:p>103.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8-0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036" calcext:value-type="float">
            <text:p>105.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2176" calcext:value-type="float">
            <text:p>105.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8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4848" calcext:value-type="float">
            <text:p>105.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132" calcext:value-type="float">
            <text:p>105.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8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2176" calcext:value-type="float">
            <text:p>105.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8-01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6936" calcext:value-type="float">
            <text:p>105.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8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1216" calcext:value-type="float">
            <text:p>104.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8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3032" calcext:value-type="float">
            <text:p>105.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704" calcext:value-type="float">
            <text:p>106.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8-01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7896" calcext:value-type="float">
            <text:p>105.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4096" calcext:value-type="float">
            <text:p>106.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7-12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3072" calcext:value-type="float">
            <text:p>108.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66" calcext:value-type="float">
            <text:p>108.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66" calcext:value-type="float">
            <text:p>108.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66" calcext:value-type="float">
            <text:p>108.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66" calcext:value-type="float">
            <text:p>108.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66" calcext:value-type="float">
            <text:p>108.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7-10-10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59904" calcext:value-type="float">
            <text:p>108.9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7-09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3136" calcext:value-type="float">
            <text:p>106.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7-09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6664" calcext:value-type="float">
            <text:p>106.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7-08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4952" calcext:value-type="float">
            <text:p>106.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" calcext:value-type="float">
            <text:p>106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7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9712" calcext:value-type="float">
            <text:p>106.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" calcext:value-type="float">
            <text:p>106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7-07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2656" calcext:value-type="float">
            <text:p>105.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" calcext:value-type="float">
            <text:p>106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" calcext:value-type="float">
            <text:p>106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" calcext:value-type="float">
            <text:p>106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7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6456" calcext:value-type="float">
            <text:p>105.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" calcext:value-type="float">
            <text:p>106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" calcext:value-type="float">
            <text:p>106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3512" calcext:value-type="float">
            <text:p>105.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7-06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048" calcext:value-type="float">
            <text:p>102.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7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6832" calcext:value-type="float">
            <text:p>104.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7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5768" calcext:value-type="float">
            <text:p>103.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7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132" calcext:value-type="float">
            <text:p>105.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6456" calcext:value-type="float">
            <text:p>105.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4912" calcext:value-type="float">
            <text:p>103.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3264" calcext:value-type="float">
            <text:p>101.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7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864" calcext:value-type="float">
            <text:p>99.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028" calcext:value-type="float">
            <text:p>98.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7-04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072" calcext:value-type="float">
            <text:p>97.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7-04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36" calcext:value-type="float">
            <text:p>97.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7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456" calcext:value-type="float">
            <text:p>97.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7-04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0552" calcext:value-type="float">
            <text:p>97.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648" calcext:value-type="float">
            <text:p>97.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696" calcext:value-type="float">
            <text:p>97.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7-03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884" calcext:value-type="float">
            <text:p>97.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3224" calcext:value-type="float">
            <text:p>97.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512" calcext:value-type="float">
            <text:p>98.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3704" calcext:value-type="float">
            <text:p>98.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7-03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2848" calcext:value-type="float">
            <text:p>98.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7-0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8088" calcext:value-type="float">
            <text:p>98.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7-02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7232" calcext:value-type="float">
            <text:p>98.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552" calcext:value-type="float">
            <text:p>98.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7-02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664" calcext:value-type="float">
            <text:p>98.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7-02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952" calcext:value-type="float">
            <text:p>99.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7-01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384" calcext:value-type="float">
            <text:p>99.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864" calcext:value-type="float">
            <text:p>99.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7-0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5248" calcext:value-type="float">
            <text:p>99.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7-01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68" calcext:value-type="float">
            <text:p>100.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7-0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0112" calcext:value-type="float">
            <text:p>100.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7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1448" calcext:value-type="float">
            <text:p>100.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88" calcext:value-type="float">
            <text:p>100.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12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412" calcext:value-type="float">
            <text:p>101.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12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7648" calcext:value-type="float">
            <text:p>101.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12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508" calcext:value-type="float">
            <text:p>101.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12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4704" calcext:value-type="float">
            <text:p>102.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1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04" calcext:value-type="float">
            <text:p>102.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11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664" calcext:value-type="float">
            <text:p>102.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11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5288" calcext:value-type="float">
            <text:p>103.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11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4912" calcext:value-type="float">
            <text:p>103.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2824" calcext:value-type="float">
            <text:p>104.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11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8168" calcext:value-type="float">
            <text:p>104.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9984" calcext:value-type="float">
            <text:p>105.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10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3032" calcext:value-type="float">
            <text:p>105.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1008" calcext:value-type="float">
            <text:p>103.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3576" calcext:value-type="float">
            <text:p>103.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10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176" calcext:value-type="float">
            <text:p>102.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62408" calcext:value-type="float">
            <text:p>101.5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8984" calcext:value-type="float">
            <text:p>101.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10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2032" calcext:value-type="float">
            <text:p>101.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09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3368" calcext:value-type="float">
            <text:p>101.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09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1656" calcext:value-type="float">
            <text:p>102.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09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7376" calcext:value-type="float">
            <text:p>102.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08" calcext:value-type="float">
            <text:p>102.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46" calcext:value-type="float">
            <text:p>101.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09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8504" calcext:value-type="float">
            <text:p>101.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4704" calcext:value-type="float">
            <text:p>102.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8232" calcext:value-type="float">
            <text:p>102.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08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384" calcext:value-type="float">
            <text:p>103.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08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336" calcext:value-type="float">
            <text:p>103.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08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3368" calcext:value-type="float">
            <text:p>101.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07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0696" calcext:value-type="float">
            <text:p>101.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07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1176" calcext:value-type="float">
            <text:p>101.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5288" calcext:value-type="float">
            <text:p>103.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07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36" calcext:value-type="float">
            <text:p>101.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1448" calcext:value-type="float">
            <text:p>100.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07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3536" calcext:value-type="float">
            <text:p>100.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328" calcext:value-type="float">
            <text:p>98.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312" calcext:value-type="float">
            <text:p>97.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688" calcext:value-type="float">
            <text:p>96.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06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6544" calcext:value-type="float">
            <text:p>96.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06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784" calcext:value-type="float">
            <text:p>97.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072" calcext:value-type="float">
            <text:p>97.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05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0552" calcext:value-type="float">
            <text:p>97.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984" calcext:value-type="float">
            <text:p>97.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32" calcext:value-type="float">
            <text:p>97.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6752" calcext:value-type="float">
            <text:p>98.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04" calcext:value-type="float">
            <text:p>98.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6376" calcext:value-type="float">
            <text:p>98.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808" calcext:value-type="float">
            <text:p>98.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04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4288" calcext:value-type="float">
            <text:p>99.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04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96" calcext:value-type="float">
            <text:p>99.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04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9632" calcext:value-type="float">
            <text:p>100.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04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1824" calcext:value-type="float">
            <text:p>100.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04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4288" calcext:value-type="float">
            <text:p>99.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03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9528" calcext:value-type="float">
            <text:p>99.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03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864" calcext:value-type="float">
            <text:p>99.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03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4392" calcext:value-type="float">
            <text:p>99.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03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8776" calcext:value-type="float">
            <text:p>100.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1448" calcext:value-type="float">
            <text:p>100.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316" calcext:value-type="float">
            <text:p>100.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976" calcext:value-type="float">
            <text:p>100.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2408" calcext:value-type="float">
            <text:p>101.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88" calcext:value-type="float">
            <text:p>100.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64" calcext:value-type="float">
            <text:p>100.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6688" calcext:value-type="float">
            <text:p>100.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9256" calcext:value-type="float">
            <text:p>100.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9256" calcext:value-type="float">
            <text:p>100.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6688" calcext:value-type="float">
            <text:p>100.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976" calcext:value-type="float">
            <text:p>100.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1552" calcext:value-type="float">
            <text:p>101.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1552" calcext:value-type="float">
            <text:p>101.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2032" calcext:value-type="float">
            <text:p>101.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2512" calcext:value-type="float">
            <text:p>101.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3848" calcext:value-type="float">
            <text:p>102.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4328" calcext:value-type="float">
            <text:p>102.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9568" calcext:value-type="float">
            <text:p>102.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3952" calcext:value-type="float">
            <text:p>102.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748" calcext:value-type="float">
            <text:p>103.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672" calcext:value-type="float">
            <text:p>103.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1008" calcext:value-type="float">
            <text:p>103.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344" calcext:value-type="float">
            <text:p>103.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728" calcext:value-type="float">
            <text:p>103.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0256" calcext:value-type="float">
            <text:p>104.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2928" calcext:value-type="float">
            <text:p>104.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1696" calcext:value-type="float">
            <text:p>105.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3032" calcext:value-type="float">
            <text:p>105.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9608" calcext:value-type="float">
            <text:p>105.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7896" calcext:value-type="float">
            <text:p>105.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7416" calcext:value-type="float">
            <text:p>105.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9128" calcext:value-type="float">
            <text:p>105.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2928" calcext:value-type="float">
            <text:p>104.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0736" calcext:value-type="float">
            <text:p>104.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4" calcext:value-type="float">
            <text:p>104.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036" calcext:value-type="float">
            <text:p>105.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5016" calcext:value-type="float">
            <text:p>104.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512" calcext:value-type="float">
            <text:p>104.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6832" calcext:value-type="float">
            <text:p>104.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6248" calcext:value-type="float">
            <text:p>103.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3472" calcext:value-type="float">
            <text:p>102.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736" calcext:value-type="float">
            <text:p>100.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6792" calcext:value-type="float">
            <text:p>101.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024" calcext:value-type="float">
            <text:p>100.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2576" calcext:value-type="float">
            <text:p>99.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4184" calcext:value-type="float">
            <text:p>98.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68" calcext:value-type="float">
            <text:p>96.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96" calcext:value-type="float">
            <text:p>95.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72" calcext:value-type="float">
            <text:p>95.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72" calcext:value-type="float">
            <text:p>95.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6816" calcext:value-type="float">
            <text:p>95.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8152" calcext:value-type="float">
            <text:p>95.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644" calcext:value-type="float">
            <text:p>96.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68" calcext:value-type="float">
            <text:p>96.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0824" calcext:value-type="float">
            <text:p>96.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9112" calcext:value-type="float">
            <text:p>96.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64" calcext:value-type="float">
            <text:p>96.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024" calcext:value-type="float">
            <text:p>97.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7504" calcext:value-type="float">
            <text:p>97.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1888" calcext:value-type="float">
            <text:p>97.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272" calcext:value-type="float">
            <text:p>97.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7608" calcext:value-type="float">
            <text:p>98.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944" calcext:value-type="float">
            <text:p>98.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7232" calcext:value-type="float">
            <text:p>98.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552" calcext:value-type="float">
            <text:p>98.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076" calcext:value-type="float">
            <text:p>98.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7712" calcext:value-type="float">
            <text:p>98.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808" calcext:value-type="float">
            <text:p>98.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384" calcext:value-type="float">
            <text:p>99.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816" calcext:value-type="float">
            <text:p>99.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4392" calcext:value-type="float">
            <text:p>99.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0968" calcext:value-type="float">
            <text:p>100.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4" calcext:value-type="float">
            <text:p>100.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19864" calcext:value-type="float">
            <text:p>101.0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66752" calcext:value-type="float">
            <text:p>101.2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3076" calcext:value-type="float">
            <text:p>101.3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62408" calcext:value-type="float">
            <text:p>101.5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794" calcext:value-type="float">
            <text:p>101.8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81152" calcext:value-type="float">
            <text:p>102.1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92632" calcext:value-type="float">
            <text:p>102.5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64488" calcext:value-type="float">
            <text:p>102.9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3576" calcext:value-type="float">
            <text:p>103.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07032" calcext:value-type="float">
            <text:p>103.5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3752" calcext:value-type="float">
            <text:p>103.9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2636" calcext:value-type="float">
            <text:p>104.2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2016" calcext:value-type="float">
            <text:p>104.5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26816" calcext:value-type="float">
            <text:p>104.8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85312" calcext:value-type="float">
            <text:p>104.9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99256" calcext:value-type="float">
            <text:p>105.2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5224" calcext:value-type="float">
            <text:p>105.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2656" calcext:value-type="float">
            <text:p>105.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53992" calcext:value-type="float">
            <text:p>105.8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6824" calcext:value-type="float">
            <text:p>107.1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9872" calcext:value-type="float">
            <text:p>107.1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70856" calcext:value-type="float">
            <text:p>106.6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54648" calcext:value-type="float">
            <text:p>108.0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54648" calcext:value-type="float">
            <text:p>108.0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96864" calcext:value-type="float">
            <text:p>107.4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2608" calcext:value-type="float">
            <text:p>106.9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82464" calcext:value-type="float">
            <text:p>106.5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47768" calcext:value-type="float">
            <text:p>106.3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69104" calcext:value-type="float">
            <text:p>106.3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5808" calcext:value-type="float">
            <text:p>106.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81496" calcext:value-type="float">
            <text:p>107.9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11976" calcext:value-type="float">
            <text:p>108.0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15024" calcext:value-type="float">
            <text:p>108.0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42456" calcext:value-type="float">
            <text:p>108.0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57696" calcext:value-type="float">
            <text:p>108.0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84672" calcext:value-type="float">
            <text:p>107.4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22928" calcext:value-type="float">
            <text:p>105.7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05936" calcext:value-type="float">
            <text:p>105.4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05936" calcext:value-type="float">
            <text:p>105.4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05936" calcext:value-type="float">
            <text:p>105.4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05936" calcext:value-type="float">
            <text:p>105.4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05936" calcext:value-type="float">
            <text:p>105.4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22728" calcext:value-type="float">
            <text:p>104.1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4296" calcext:value-type="float">
            <text:p>103.7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3064" calcext:value-type="float">
            <text:p>103.7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6656" calcext:value-type="float">
            <text:p>103.5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6904" calcext:value-type="float">
            <text:p>104.0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2376" calcext:value-type="float">
            <text:p>103.5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95096" calcext:value-type="float">
            <text:p>102.4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794" calcext:value-type="float">
            <text:p>101.8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4224" calcext:value-type="float">
            <text:p>101.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9652" calcext:value-type="float">
            <text:p>101.6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48336" calcext:value-type="float">
            <text:p>101.7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24536" calcext:value-type="float">
            <text:p>101.8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3952" calcext:value-type="float">
            <text:p>102.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3952" calcext:value-type="float">
            <text:p>102.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3528" calcext:value-type="float">
            <text:p>102.9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61312" calcext:value-type="float">
            <text:p>103.4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3064" calcext:value-type="float">
            <text:p>103.7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0872" calcext:value-type="float">
            <text:p>103.7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6368" calcext:value-type="float">
            <text:p>102.7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08" calcext:value-type="float">
            <text:p>102.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46584" calcext:value-type="float">
            <text:p>101.4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71552" calcext:value-type="float">
            <text:p>101.5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2032" calcext:value-type="float">
            <text:p>101.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47752" calcext:value-type="float">
            <text:p>101.6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75768" calcext:value-type="float">
            <text:p>101.7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31216" calcext:value-type="float">
            <text:p>101.9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3848" calcext:value-type="float">
            <text:p>102.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6708" calcext:value-type="float">
            <text:p>102.3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26744" calcext:value-type="float">
            <text:p>102.7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92504" calcext:value-type="float">
            <text:p>103.0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09496" calcext:value-type="float">
            <text:p>103.4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1968" calcext:value-type="float">
            <text:p>104.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7344" calcext:value-type="float">
            <text:p>103.7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55216" calcext:value-type="float">
            <text:p>103.4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7104" calcext:value-type="float">
            <text:p>103.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7824" calcext:value-type="float">
            <text:p>103.7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13" calcext:value-type="float">
            <text:p>104.0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01976" calcext:value-type="float">
            <text:p>104.2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876" calcext:value-type="float">
            <text:p>104.3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74416" calcext:value-type="float">
            <text:p>104.6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26816" calcext:value-type="float">
            <text:p>104.8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036" calcext:value-type="float">
            <text:p>105.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51072" calcext:value-type="float">
            <text:p>105.3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37" calcext:value-type="float">
            <text:p>105.5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52824" calcext:value-type="float">
            <text:p>105.6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00296" calcext:value-type="float">
            <text:p>106.0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41088" calcext:value-type="float">
            <text:p>106.2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752" calcext:value-type="float">
            <text:p>106.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28768" calcext:value-type="float">
            <text:p>106.7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02504" calcext:value-type="float">
            <text:p>106.9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48" calcext:value-type="float">
            <text:p>106.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28056" calcext:value-type="float">
            <text:p>107.1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0484" calcext:value-type="float">
            <text:p>107.3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78576" calcext:value-type="float">
            <text:p>107.4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49848" calcext:value-type="float">
            <text:p>107.7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6016" calcext:value-type="float">
            <text:p>107.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06464" calcext:value-type="float">
            <text:p>108.1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52768" calcext:value-type="float">
            <text:p>108.2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7164" calcext:value-type="float">
            <text:p>108.3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99656" calcext:value-type="float">
            <text:p>108.4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51472" calcext:value-type="float">
            <text:p>108.5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5932" calcext:value-type="float">
            <text:p>108.8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66584" calcext:value-type="float">
            <text:p>109.0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26832" calcext:value-type="float">
            <text:p>109.5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6516" calcext:value-type="float">
            <text:p>109.8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22872" calcext:value-type="float">
            <text:p>108.3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57112" calcext:value-type="float">
            <text:p>107.9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3128" calcext:value-type="float">
            <text:p>107.3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65344" calcext:value-type="float">
            <text:p>106.7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94072" calcext:value-type="float">
            <text:p>106.4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9456" calcext:value-type="float">
            <text:p>106.8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3512" calcext:value-type="float">
            <text:p>105.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5788" calcext:value-type="float">
            <text:p>104.9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592" calcext:value-type="float">
            <text:p>104.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5712" calcext:value-type="float">
            <text:p>104.3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64" calcext:value-type="float">
            <text:p>104.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50032" calcext:value-type="float">
            <text:p>104.6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74672" calcext:value-type="float">
            <text:p>103.6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32712" calcext:value-type="float">
            <text:p>103.2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65784" calcext:value-type="float">
            <text:p>102.6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13384" calcext:value-type="float">
            <text:p>102.5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9544" calcext:value-type="float">
            <text:p>102.2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71424" calcext:value-type="float">
            <text:p>102.0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88544" calcext:value-type="float">
            <text:p>101.8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23952" calcext:value-type="float">
            <text:p>101.7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29464" calcext:value-type="float">
            <text:p>101.6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38608" calcext:value-type="float">
            <text:p>101.6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95936" calcext:value-type="float">
            <text:p>101.5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508" calcext:value-type="float">
            <text:p>101.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86792" calcext:value-type="float">
            <text:p>101.5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17272" calcext:value-type="float">
            <text:p>101.6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62992" calcext:value-type="float">
            <text:p>101.6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51384" calcext:value-type="float">
            <text:p>101.7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8128" calcext:value-type="float">
            <text:p>101.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41656" calcext:value-type="float">
            <text:p>101.6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27584" calcext:value-type="float">
            <text:p>101.8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2324" calcext:value-type="float">
            <text:p>102.1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95808" calcext:value-type="float">
            <text:p>102.0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1468" calcext:value-type="float">
            <text:p>102.2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36016" calcext:value-type="float">
            <text:p>102.2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37184" calcext:value-type="float">
            <text:p>102.4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9208" calcext:value-type="float">
            <text:p>102.6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28" calcext:value-type="float">
            <text:p>102.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09752" calcext:value-type="float">
            <text:p>102.4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09752" calcext:value-type="float">
            <text:p>102.4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35432" calcext:value-type="float">
            <text:p>102.1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71424" calcext:value-type="float">
            <text:p>102.0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47624" calcext:value-type="float">
            <text:p>102.1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44576" calcext:value-type="float">
            <text:p>102.1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4516" calcext:value-type="float">
            <text:p>102.2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61568" calcext:value-type="float">
            <text:p>102.4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68832" calcext:value-type="float">
            <text:p>102.6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82192" calcext:value-type="float">
            <text:p>102.8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9456" calcext:value-type="float">
            <text:p>103.0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24736" calcext:value-type="float">
            <text:p>103.4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58392" calcext:value-type="float">
            <text:p>102.9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68704" calcext:value-type="float">
            <text:p>103.1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7856" calcext:value-type="float">
            <text:p>102.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82776" calcext:value-type="float">
            <text:p>102.9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8148" calcext:value-type="float">
            <text:p>103.2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6424" calcext:value-type="float">
            <text:p>103.9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18184" calcext:value-type="float">
            <text:p>102.8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26872" calcext:value-type="float">
            <text:p>102.2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652" calcext:value-type="float">
            <text:p>102.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1844" calcext:value-type="float">
            <text:p>101.8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54432" calcext:value-type="float">
            <text:p>101.7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8796" calcext:value-type="float">
            <text:p>101.7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36728" calcext:value-type="float">
            <text:p>101.8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8608" calcext:value-type="float">
            <text:p>101.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78104" calcext:value-type="float">
            <text:p>102.1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51256" calcext:value-type="float">
            <text:p>102.2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8232" calcext:value-type="float">
            <text:p>102.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8608" calcext:value-type="float">
            <text:p>101.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25576" calcext:value-type="float">
            <text:p>102.5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2428" calcext:value-type="float">
            <text:p>102.8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5956" calcext:value-type="float">
            <text:p>103.1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3232" calcext:value-type="float">
            <text:p>103.5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72208" calcext:value-type="float">
            <text:p>103.7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0016" calcext:value-type="float">
            <text:p>103.7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17472" calcext:value-type="float">
            <text:p>103.2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93216" calcext:value-type="float">
            <text:p>102.6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488" calcext:value-type="float">
            <text:p>103.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2324" calcext:value-type="float">
            <text:p>102.1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672" calcext:value-type="float">
            <text:p>103.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27" calcext:value-type="float">
            <text:p>101.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03784" calcext:value-type="float">
            <text:p>101.9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23824" calcext:value-type="float">
            <text:p>102.2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38" calcext:value-type="float">
            <text:p>102.7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9704" calcext:value-type="float">
            <text:p>103.5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9504" calcext:value-type="float">
            <text:p>105.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86608" calcext:value-type="float">
            <text:p>104.6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16176" calcext:value-type="float">
            <text:p>103.5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83944" calcext:value-type="float">
            <text:p>103.1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78688" calcext:value-type="float">
            <text:p>102.2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6792" calcext:value-type="float">
            <text:p>101.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2704" calcext:value-type="float">
            <text:p>100.8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31856" calcext:value-type="float">
            <text:p>99.4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67392" calcext:value-type="float">
            <text:p>98.7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97872" calcext:value-type="float">
            <text:p>98.7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0376" calcext:value-type="float">
            <text:p>99.0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18496" calcext:value-type="float">
            <text:p>99.2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3088" calcext:value-type="float">
            <text:p>99.3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48" calcext:value-type="float">
            <text:p>99.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9936" calcext:value-type="float">
            <text:p>99.3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0792" calcext:value-type="float">
            <text:p>99.3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97744" calcext:value-type="float">
            <text:p>99.2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40416" calcext:value-type="float">
            <text:p>99.3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98912" calcext:value-type="float">
            <text:p>99.4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9872" calcext:value-type="float">
            <text:p>99.5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79328" calcext:value-type="float">
            <text:p>99.7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44504" calcext:value-type="float">
            <text:p>100.0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27384" calcext:value-type="float">
            <text:p>100.2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0472" calcext:value-type="float">
            <text:p>100.5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69928" calcext:value-type="float">
            <text:p>100.7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3452" calcext:value-type="float">
            <text:p>100.9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42368" calcext:value-type="float">
            <text:p>101.2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42368" calcext:value-type="float">
            <text:p>101.2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0696" calcext:value-type="float">
            <text:p>101.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02032" calcext:value-type="float">
            <text:p>101.6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42824" calcext:value-type="float">
            <text:p>101.8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68376" calcext:value-type="float">
            <text:p>102.0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39648" calcext:value-type="float">
            <text:p>102.3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9756" calcext:value-type="float">
            <text:p>102.3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86536" calcext:value-type="float">
            <text:p>102.5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05992" calcext:value-type="float">
            <text:p>102.8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98016" calcext:value-type="float">
            <text:p>102.9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8148" calcext:value-type="float">
            <text:p>103.2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64944" calcext:value-type="float">
            <text:p>103.5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3376" calcext:value-type="float">
            <text:p>103.9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37968" calcext:value-type="float">
            <text:p>104.1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33496" calcext:value-type="float">
            <text:p>104.9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43224" calcext:value-type="float">
            <text:p>105.0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51072" calcext:value-type="float">
            <text:p>105.3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37" calcext:value-type="float">
            <text:p>105.5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74616" calcext:value-type="float">
            <text:p>106.2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20336" calcext:value-type="float">
            <text:p>106.3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01008" calcext:value-type="float">
            <text:p>105.6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4284" calcext:value-type="float">
            <text:p>106.5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28184" calcext:value-type="float">
            <text:p>106.6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92904" calcext:value-type="float">
            <text:p>106.2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66184" calcext:value-type="float">
            <text:p>105.8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68264" calcext:value-type="float">
            <text:p>107.2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516" calcext:value-type="float">
            <text:p>108.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0588" calcext:value-type="float">
            <text:p>108.0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9148" calcext:value-type="float">
            <text:p>107.0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9352" calcext:value-type="float">
            <text:p>106.8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57496" calcext:value-type="float">
            <text:p>106.4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91152" calcext:value-type="float">
            <text:p>105.9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43096" calcext:value-type="float">
            <text:p>105.5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92576" calcext:value-type="float">
            <text:p>105.1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1216" calcext:value-type="float">
            <text:p>104.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5308" calcext:value-type="float">
            <text:p>104.6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1808" calcext:value-type="float">
            <text:p>104.3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7176" calcext:value-type="float">
            <text:p>103.8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6436" calcext:value-type="float">
            <text:p>103.4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764" calcext:value-type="float">
            <text:p>103.0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61568" calcext:value-type="float">
            <text:p>102.4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88544" calcext:value-type="float">
            <text:p>101.8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0072" calcext:value-type="float">
            <text:p>101.1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45088" calcext:value-type="float">
            <text:p>100.1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0728" calcext:value-type="float">
            <text:p>99.5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0952" calcext:value-type="float">
            <text:p>100.5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64672" calcext:value-type="float">
            <text:p>99.8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43008" calcext:value-type="float">
            <text:p>98.7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5228" calcext:value-type="float">
            <text:p>98.2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49104" calcext:value-type="float">
            <text:p>98.7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28608" calcext:value-type="float">
            <text:p>97.8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29064" calcext:value-type="float">
            <text:p>98.4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87232" calcext:value-type="float">
            <text:p>97.4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59088" calcext:value-type="float">
            <text:p>97.8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8944" calcext:value-type="float">
            <text:p>97.4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82616" calcext:value-type="float">
            <text:p>94.0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45584" calcext:value-type="float">
            <text:p>93.4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07968" calcext:value-type="float">
            <text:p>92.7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29304" calcext:value-type="float">
            <text:p>92.7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20288" calcext:value-type="float">
            <text:p>92.2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53816" calcext:value-type="float">
            <text:p>92.2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35072" calcext:value-type="float">
            <text:p>91.6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31568" calcext:value-type="float">
            <text:p>91.0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85848" calcext:value-type="float">
            <text:p>90.9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74112" calcext:value-type="float">
            <text:p>91.5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0128" calcext:value-type="float">
            <text:p>90.9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072" calcext:value-type="float">
            <text:p>89.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7712" calcext:value-type="float">
            <text:p>89.8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54912" calcext:value-type="float">
            <text:p>90.3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9136" calcext:value-type="float">
            <text:p>90.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4668" calcext:value-type="float">
            <text:p>91.5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1808" calcext:value-type="float">
            <text:p>91.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6672" calcext:value-type="float">
            <text:p>91.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9156" calcext:value-type="float">
            <text:p>92.4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87672" calcext:value-type="float">
            <text:p>93.3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6128" calcext:value-type="float">
            <text:p>94.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21272" calcext:value-type="float">
            <text:p>95.5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34048" calcext:value-type="float">
            <text:p>95.6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0624" calcext:value-type="float">
            <text:p>95.6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0208" calcext:value-type="float">
            <text:p>95.3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34376" calcext:value-type="float">
            <text:p>96.7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7296" calcext:value-type="float">
            <text:p>97.2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3912" calcext:value-type="float">
            <text:p>97.5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0512" calcext:value-type="float">
            <text:p>94.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20104" calcext:value-type="float">
            <text:p>95.3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88912" calcext:value-type="float">
            <text:p>95.6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61608" calcext:value-type="float">
            <text:p>95.1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58632" calcext:value-type="float">
            <text:p>97.2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34376" calcext:value-type="float">
            <text:p>96.7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62392" calcext:value-type="float">
            <text:p>96.8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332" calcext:value-type="float">
            <text:p>95.1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0324" calcext:value-type="float">
            <text:p>94.5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212" calcext:value-type="float">
            <text:p>93.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82288" calcext:value-type="float">
            <text:p>92.9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92344" calcext:value-type="float">
            <text:p>94.1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61992" calcext:value-type="float">
            <text:p>93.6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9572" calcext:value-type="float">
            <text:p>95.2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6096" calcext:value-type="float">
            <text:p>99.0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21088" calcext:value-type="float">
            <text:p>98.6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64144" calcext:value-type="float">
            <text:p>97.1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3608" calcext:value-type="float">
            <text:p>95.9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0804" calcext:value-type="float">
            <text:p>94.8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04208" calcext:value-type="float">
            <text:p>93.1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22952" calcext:value-type="float">
            <text:p>93.7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32224" calcext:value-type="float">
            <text:p>93.2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20872" calcext:value-type="float">
            <text:p>92.3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48304" calcext:value-type="float">
            <text:p>92.3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86048" calcext:value-type="float">
            <text:p>92.5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0096" calcext:value-type="float">
            <text:p>92.9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1264" calcext:value-type="float">
            <text:p>93.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04664" calcext:value-type="float">
            <text:p>93.7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36112" calcext:value-type="float">
            <text:p>92.3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72688" calcext:value-type="float">
            <text:p>92.3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6776" calcext:value-type="float">
            <text:p>92.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35984" calcext:value-type="float">
            <text:p>92.8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67504" calcext:value-type="float">
            <text:p>93.5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12184" calcext:value-type="float">
            <text:p>92.9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6648" calcext:value-type="float">
            <text:p>93.5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77944" calcext:value-type="float">
            <text:p>93.2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18536" calcext:value-type="float">
            <text:p>91.9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72816" calcext:value-type="float">
            <text:p>91.8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4292" calcext:value-type="float">
            <text:p>91.9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92856" calcext:value-type="float">
            <text:p>92.1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64128" calcext:value-type="float">
            <text:p>92.4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68344" calcext:value-type="float">
            <text:p>92.6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35984" calcext:value-type="float">
            <text:p>92.8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57904" calcext:value-type="float">
            <text:p>92.9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68216" calcext:value-type="float">
            <text:p>93.1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57192" calcext:value-type="float">
            <text:p>93.3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18736" calcext:value-type="float">
            <text:p>93.5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50384" calcext:value-type="float">
            <text:p>93.7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42408" calcext:value-type="float">
            <text:p>93.9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77688" calcext:value-type="float">
            <text:p>94.2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02528" calcext:value-type="float">
            <text:p>94.9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02528" calcext:value-type="float">
            <text:p>94.9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3424" calcext:value-type="float">
            <text:p>95.2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87744" calcext:value-type="float">
            <text:p>95.4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3192" calcext:value-type="float">
            <text:p>95.6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99808" calcext:value-type="float">
            <text:p>95.9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00976" calcext:value-type="float">
            <text:p>96.2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93" calcext:value-type="float">
            <text:p>96.3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978" calcext:value-type="float">
            <text:p>96.6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43976" calcext:value-type="float">
            <text:p>97.3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43976" calcext:value-type="float">
            <text:p>97.3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6168" calcext:value-type="float">
            <text:p>97.3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0864" calcext:value-type="float">
            <text:p>97.5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31656" calcext:value-type="float">
            <text:p>97.8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6728" calcext:value-type="float">
            <text:p>98.0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40088" calcext:value-type="float">
            <text:p>98.2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0776" calcext:value-type="float">
            <text:p>98.4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05848" calcext:value-type="float">
            <text:p>98.6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64928" calcext:value-type="float">
            <text:p>98.8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02088" calcext:value-type="float">
            <text:p>99.0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60584" calcext:value-type="float">
            <text:p>99.1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7848" calcext:value-type="float">
            <text:p>99.3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2064" calcext:value-type="float">
            <text:p>99.5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93984" calcext:value-type="float">
            <text:p>99.6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07344" calcext:value-type="float">
            <text:p>99.9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5728" calcext:value-type="float">
            <text:p>100.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7064" calcext:value-type="float">
            <text:p>100.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20576" calcext:value-type="float">
            <text:p>100.6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61368" calcext:value-type="float">
            <text:p>100.8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11888" calcext:value-type="float">
            <text:p>101.2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0508" calcext:value-type="float">
            <text:p>101.6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6184" calcext:value-type="float">
            <text:p>102.0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05408" calcext:value-type="float">
            <text:p>102.7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57224" calcext:value-type="float">
            <text:p>102.7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08328" calcext:value-type="float">
            <text:p>103.2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8408" calcext:value-type="float">
            <text:p>103.8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54816" calcext:value-type="float">
            <text:p>100.2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29136" calcext:value-type="float">
            <text:p>100.5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72592" calcext:value-type="float">
            <text:p>102.2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2804" calcext:value-type="float">
            <text:p>102.4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18184" calcext:value-type="float">
            <text:p>102.8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0624" calcext:value-type="float">
            <text:p>103.2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43792" calcext:value-type="float">
            <text:p>100.4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092" calcext:value-type="float">
            <text:p>102.6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47296" calcext:value-type="float">
            <text:p>101.0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51768" calcext:value-type="float">
            <text:p>100.2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72448" calcext:value-type="float">
            <text:p>98.0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42624" calcext:value-type="float">
            <text:p>100.2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37952" calcext:value-type="float">
            <text:p>99.4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9832" calcext:value-type="float">
            <text:p>95.4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90792" calcext:value-type="float">
            <text:p>95.4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88328" calcext:value-type="float">
            <text:p>95.5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49872" calcext:value-type="float">
            <text:p>95.7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9536" calcext:value-type="float">
            <text:p>96.1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6424" calcext:value-type="float">
            <text:p>96.3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08696" calcext:value-type="float">
            <text:p>97.0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6392" calcext:value-type="float">
            <text:p>98.3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6608" calcext:value-type="float">
            <text:p>97.0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992" calcext:value-type="float">
            <text:p>98.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0384" calcext:value-type="float">
            <text:p>97.5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52664" calcext:value-type="float">
            <text:p>96.7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70824" calcext:value-type="float">
            <text:p>97.2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4644" calcext:value-type="float">
            <text:p>97.2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81008" calcext:value-type="float">
            <text:p>97.9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6216" calcext:value-type="float">
            <text:p>96.2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1304" calcext:value-type="float">
            <text:p>96.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6456" calcext:value-type="float">
            <text:p>98.1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47152" calcext:value-type="float">
            <text:p>96.8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51368" calcext:value-type="float">
            <text:p>97.0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9544" calcext:value-type="float">
            <text:p>98.4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21728" calcext:value-type="float">
            <text:p>96.1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0744" calcext:value-type="float">
            <text:p>96.6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0744" calcext:value-type="float">
            <text:p>96.6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27568" calcext:value-type="float">
            <text:p>97.1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6376" calcext:value-type="float">
            <text:p>97.4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73616" calcext:value-type="float">
            <text:p>98.2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2848" calcext:value-type="float">
            <text:p>98.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944" calcext:value-type="float">
            <text:p>98.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37824" calcext:value-type="float">
            <text:p>99.9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3704" calcext:value-type="float">
            <text:p>98.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10904" calcext:value-type="float">
            <text:p>97.9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05848" calcext:value-type="float">
            <text:p>98.6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37952" calcext:value-type="float">
            <text:p>99.4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53392" calcext:value-type="float">
            <text:p>101.0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25048" calcext:value-type="float">
            <text:p>99.8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32768" calcext:value-type="float">
            <text:p>100.6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7356" calcext:value-type="float">
            <text:p>100.8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70184" calcext:value-type="float">
            <text:p>99.7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82376" calcext:value-type="float">
            <text:p>99.7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004" calcext:value-type="float">
            <text:p>99.3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5488" calcext:value-type="float">
            <text:p>99.5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78744" calcext:value-type="float">
            <text:p>99.6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91064" calcext:value-type="float">
            <text:p>99.1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37824" calcext:value-type="float">
            <text:p>99.9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3192" calcext:value-type="float">
            <text:p>99.4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8464" calcext:value-type="float">
            <text:p>97.4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49744" calcext:value-type="float">
            <text:p>96.2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31912" calcext:value-type="float">
            <text:p>96.8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01176" calcext:value-type="float">
            <text:p>97.8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3912" calcext:value-type="float">
            <text:p>97.5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8276" calcext:value-type="float">
            <text:p>98.2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15448" calcext:value-type="float">
            <text:p>99.2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91776" calcext:value-type="float">
            <text:p>98.7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9312" calcext:value-type="float">
            <text:p>98.8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2828" calcext:value-type="float">
            <text:p>96.7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17784" calcext:value-type="float">
            <text:p>99.6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22768" calcext:value-type="float">
            <text:p>96.8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83656" calcext:value-type="float">
            <text:p>94.7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19392" calcext:value-type="float">
            <text:p>95.7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408" calcext:value-type="float">
            <text:p>97.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98456" calcext:value-type="float">
            <text:p>98.8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41256" calcext:value-type="float">
            <text:p>98.4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90992" calcext:value-type="float">
            <text:p>97.0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55768" calcext:value-type="float">
            <text:p>94.1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36968" calcext:value-type="float">
            <text:p>96.1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7912" calcext:value-type="float">
            <text:p>83.8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7912" calcext:value-type="float">
            <text:p>83.8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7912" calcext:value-type="float">
            <text:p>83.8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7912" calcext:value-type="float">
            <text:p>83.8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7912" calcext:value-type="float">
            <text:p>83.8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7912" calcext:value-type="float">
            <text:p>83.8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7912" calcext:value-type="float">
            <text:p>83.8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3784" calcext:value-type="float">
            <text:p>82.8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0224" calcext:value-type="float">
            <text:p>81.0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0416" calcext:value-type="float">
            <text:p>80.2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5264" calcext:value-type="float">
            <text:p>79.4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2488" calcext:value-type="float">
            <text:p>79.3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1048" calcext:value-type="float">
            <text:p>79.2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4952" calcext:value-type="float">
            <text:p>79.2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2008" calcext:value-type="float">
            <text:p>79.3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5432" calcext:value-type="float">
            <text:p>79.2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2968" calcext:value-type="float">
            <text:p>79.3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1736" calcext:value-type="float">
            <text:p>79.4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4136" calcext:value-type="float">
            <text:p>79.5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3656" calcext:value-type="float">
            <text:p>79.5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41776" calcext:value-type="float">
            <text:p>79.7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37432" calcext:value-type="float">
            <text:p>80.0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384" calcext:value-type="float">
            <text:p>80.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34" calcext:value-type="float">
            <text:p>80.5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47616" calcext:value-type="float">
            <text:p>80.7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77968" calcext:value-type="float">
            <text:p>81.2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88" calcext:value-type="float">
            <text:p>81.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9648" calcext:value-type="float">
            <text:p>83.2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7048" calcext:value-type="float">
            <text:p>81.5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7048" calcext:value-type="float">
            <text:p>81.5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548" calcext:value-type="float">
            <text:p>81.9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0072" calcext:value-type="float">
            <text:p>82.1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7096" calcext:value-type="float">
            <text:p>84.2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9864" calcext:value-type="float">
            <text:p>81.9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2888" calcext:value-type="float">
            <text:p>82.5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1256" calcext:value-type="float">
            <text:p>83.2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1584" calcext:value-type="float">
            <text:p>84.3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76" calcext:value-type="float">
            <text:p>83.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52488" calcext:value-type="float">
            <text:p>83.1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0536" calcext:value-type="float">
            <text:p>85.0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34328" calcext:value-type="float">
            <text:p>82.6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704" calcext:value-type="float">
            <text:p>82.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0852" calcext:value-type="float">
            <text:p>83.4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2024" calcext:value-type="float">
            <text:p>84.0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2664" calcext:value-type="float">
            <text:p>85.3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9264" calcext:value-type="float">
            <text:p>84.7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6984" calcext:value-type="float">
            <text:p>85.5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57304" calcext:value-type="float">
            <text:p>88.1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0104" calcext:value-type="float">
            <text:p>87.7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5864" calcext:value-type="float">
            <text:p>88.0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47376" calcext:value-type="float">
            <text:p>86.4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3832" calcext:value-type="float">
            <text:p>85.5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3792" calcext:value-type="float">
            <text:p>85.2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2504" calcext:value-type="float">
            <text:p>84.0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3836" calcext:value-type="float">
            <text:p>85.9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91144" calcext:value-type="float">
            <text:p>84.5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0032" calcext:value-type="float">
            <text:p>81.7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976" calcext:value-type="float">
            <text:p>81.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34456" calcext:value-type="float">
            <text:p>82.1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1616" calcext:value-type="float">
            <text:p>82.2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20968" calcext:value-type="float">
            <text:p>82.4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71488" calcext:value-type="float">
            <text:p>82.7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372" calcext:value-type="float">
            <text:p>83.1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424" calcext:value-type="float">
            <text:p>83.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9728" calcext:value-type="float">
            <text:p>83.9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71688" calcext:value-type="float">
            <text:p>84.3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6944" calcext:value-type="float">
            <text:p>85.2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9608" calcext:value-type="float">
            <text:p>86.7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98152" calcext:value-type="float">
            <text:p>85.7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40552" calcext:value-type="float">
            <text:p>82.1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7168" calcext:value-type="float">
            <text:p>82.4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3784" calcext:value-type="float">
            <text:p>82.8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1256" calcext:value-type="float">
            <text:p>83.2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9104" calcext:value-type="float">
            <text:p>83.5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0104" calcext:value-type="float">
            <text:p>83.8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9976" calcext:value-type="float">
            <text:p>84.3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8032" calcext:value-type="float">
            <text:p>84.8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924" calcext:value-type="float">
            <text:p>85.3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8216" calcext:value-type="float">
            <text:p>85.5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0176" calcext:value-type="float">
            <text:p>85.9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4096" calcext:value-type="float">
            <text:p>86.8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6136" calcext:value-type="float">
            <text:p>87.9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6208" calcext:value-type="float">
            <text:p>90.0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71848" calcext:value-type="float">
            <text:p>93.2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03552" calcext:value-type="float">
            <text:p>90.9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8688" calcext:value-type="float">
            <text:p>94.6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738" calcext:value-type="float">
            <text:p>95.1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738" calcext:value-type="float">
            <text:p>95.1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738" calcext:value-type="float">
            <text:p>95.1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738" calcext:value-type="float">
            <text:p>95.1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42664" calcext:value-type="float">
            <text:p>92.9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99864" calcext:value-type="float">
            <text:p>93.3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74768" calcext:value-type="float">
            <text:p>93.7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22824" calcext:value-type="float">
            <text:p>94.2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32424" calcext:value-type="float">
            <text:p>94.8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29248" calcext:value-type="float">
            <text:p>95.3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38136" calcext:value-type="float">
            <text:p>96.3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52864" calcext:value-type="float">
            <text:p>98.3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57024" calcext:value-type="float">
            <text:p>101.1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03256" calcext:value-type="float">
            <text:p>99.2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06672" calcext:value-type="float">
            <text:p>93.0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91432" calcext:value-type="float">
            <text:p>92.9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44416" calcext:value-type="float">
            <text:p>93.2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37608" calcext:value-type="float">
            <text:p>93.6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9364" calcext:value-type="float">
            <text:p>93.8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50256" calcext:value-type="float">
            <text:p>94.2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80608" calcext:value-type="float">
            <text:p>94.7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76848" calcext:value-type="float">
            <text:p>95.1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18808" calcext:value-type="float">
            <text:p>95.6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728" calcext:value-type="float">
            <text:p>96.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9176" calcext:value-type="float">
            <text:p>97.0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0632" calcext:value-type="float">
            <text:p>98.0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95024" calcext:value-type="float">
            <text:p>100.3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8712" calcext:value-type="float">
            <text:p>102.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7048" calcext:value-type="float">
            <text:p>100.5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84568" calcext:value-type="float">
            <text:p>95.9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2384" calcext:value-type="float">
            <text:p>94.5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0504" calcext:value-type="float">
            <text:p>94.7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7568" calcext:value-type="float">
            <text:p>94.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44488" calcext:value-type="float">
            <text:p>95.3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07784" calcext:value-type="float">
            <text:p>95.8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65696" calcext:value-type="float">
            <text:p>95.8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70952" calcext:value-type="float">
            <text:p>96.7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43904" calcext:value-type="float">
            <text:p>95.2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4144" calcext:value-type="float">
            <text:p>95.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86448" calcext:value-type="float">
            <text:p>95.7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0016" calcext:value-type="float">
            <text:p>96.1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3208" calcext:value-type="float">
            <text:p>96.5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72576" calcext:value-type="float">
            <text:p>97.5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27568" calcext:value-type="float">
            <text:p>97.1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48392" calcext:value-type="float">
            <text:p>99.1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0296" calcext:value-type="float">
            <text:p>98.3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58376" calcext:value-type="float">
            <text:p>98.2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72776" calcext:value-type="float">
            <text:p>99.1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34576" calcext:value-type="float">
            <text:p>98.3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28552" calcext:value-type="float">
            <text:p>100.4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43792" calcext:value-type="float">
            <text:p>100.4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03072" calcext:value-type="float">
            <text:p>102.3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02616" calcext:value-type="float">
            <text:p>101.7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17272" calcext:value-type="float">
            <text:p>101.6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62208" calcext:value-type="float">
            <text:p>99.9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3456" calcext:value-type="float">
            <text:p>100.8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9216" calcext:value-type="float">
            <text:p>101.1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70184" calcext:value-type="float">
            <text:p>99.7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58248" calcext:value-type="float">
            <text:p>98.7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48192" calcext:value-type="float">
            <text:p>97.5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0816" calcext:value-type="float">
            <text:p>94.9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012" calcext:value-type="float">
            <text:p>96.2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98056" calcext:value-type="float">
            <text:p>95.6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29376" calcext:value-type="float">
            <text:p>94.8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3104" calcext:value-type="float">
            <text:p>96.4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34576" calcext:value-type="float">
            <text:p>98.3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3248" calcext:value-type="float">
            <text:p>96.8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07912" calcext:value-type="float">
            <text:p>95.3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04024" calcext:value-type="float">
            <text:p>96.2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35072" calcext:value-type="float">
            <text:p>91.6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7064" calcext:value-type="float">
            <text:p>90.0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4708" calcext:value-type="float">
            <text:p>94.7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4708" calcext:value-type="float">
            <text:p>94.7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4708" calcext:value-type="float">
            <text:p>94.7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4708" calcext:value-type="float">
            <text:p>94.7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4708" calcext:value-type="float">
            <text:p>94.7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0128" calcext:value-type="float">
            <text:p>94.7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31584" calcext:value-type="float">
            <text:p>95.7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97144" calcext:value-type="float">
            <text:p>94.4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44344" calcext:value-type="float">
            <text:p>91.1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04464" calcext:value-type="float">
            <text:p>92.1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72432" calcext:value-type="float">
            <text:p>93.3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28" calcext:value-type="float">
            <text:p>94.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86176" calcext:value-type="float">
            <text:p>92.0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86176" calcext:value-type="float">
            <text:p>92.0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86176" calcext:value-type="float">
            <text:p>92.0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86176" calcext:value-type="float">
            <text:p>92.0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86176" calcext:value-type="float">
            <text:p>92.0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86176" calcext:value-type="float">
            <text:p>92.0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86176" calcext:value-type="float">
            <text:p>92.0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86176" calcext:value-type="float">
            <text:p>92.0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86176" calcext:value-type="float">
            <text:p>92.0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86176" calcext:value-type="float">
            <text:p>92.0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86176" calcext:value-type="float">
            <text:p>92.0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86176" calcext:value-type="float">
            <text:p>92.0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86176" calcext:value-type="float">
            <text:p>92.0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86176" calcext:value-type="float">
            <text:p>92.0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86176" calcext:value-type="float">
            <text:p>92.0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15032" calcext:value-type="float">
            <text:p>91.3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8008" calcext:value-type="float">
            <text:p>92.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88" calcext:value-type="float">
            <text:p>89.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9976" calcext:value-type="float">
            <text:p>88.1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9976" calcext:value-type="float">
            <text:p>88.1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9976" calcext:value-type="float">
            <text:p>88.1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9976" calcext:value-type="float">
            <text:p>88.1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9976" calcext:value-type="float">
            <text:p>88.1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9976" calcext:value-type="float">
            <text:p>88.1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9976" calcext:value-type="float">
            <text:p>88.1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9976" calcext:value-type="float">
            <text:p>88.1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9976" calcext:value-type="float">
            <text:p>88.1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9976" calcext:value-type="float">
            <text:p>88.1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9976" calcext:value-type="float">
            <text:p>88.1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9976" calcext:value-type="float">
            <text:p>88.1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9976" calcext:value-type="float">
            <text:p>88.1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9976" calcext:value-type="float">
            <text:p>88.1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9976" calcext:value-type="float">
            <text:p>88.1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9976" calcext:value-type="float">
            <text:p>88.1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7" calcext:value-type="float">
            <text:p>86.4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6768" calcext:value-type="float">
            <text:p>86.9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48872" calcext:value-type="float">
            <text:p>87.7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8792" calcext:value-type="float">
            <text:p>87.1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6368" calcext:value-type="float">
            <text:p>87.5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7568" calcext:value-type="float">
            <text:p>85.6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68" calcext:value-type="float">
            <text:p>84.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3624" calcext:value-type="float">
            <text:p>85.3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796" calcext:value-type="float">
            <text:p>86.5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016" calcext:value-type="float">
            <text:p>85.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3872" calcext:value-type="float">
            <text:p>85.8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9512" calcext:value-type="float">
            <text:p>85.2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71688" calcext:value-type="float">
            <text:p>84.3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8592" calcext:value-type="float">
            <text:p>85.5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62744" calcext:value-type="float">
            <text:p>85.9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9168" calcext:value-type="float">
            <text:p>83.2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9168" calcext:value-type="float">
            <text:p>83.2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9168" calcext:value-type="float">
            <text:p>83.2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2656" calcext:value-type="float">
            <text:p>82.9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67072" calcext:value-type="float">
            <text:p>80.9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01184" calcext:value-type="float">
            <text:p>81.1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0744" calcext:value-type="float">
            <text:p>81.3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5144" calcext:value-type="float">
            <text:p>82.3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3352" calcext:value-type="float">
            <text:p>81.6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0248" calcext:value-type="float">
            <text:p>80.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82312" calcext:value-type="float">
            <text:p>80.9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17592" calcext:value-type="float">
            <text:p>81.3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3272" calcext:value-type="float">
            <text:p>81.0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01768" calcext:value-type="float">
            <text:p>81.2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24984" calcext:value-type="float">
            <text:p>81.0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27448" calcext:value-type="float">
            <text:p>80.9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57928" calcext:value-type="float">
            <text:p>80.9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24" calcext:value-type="float">
            <text:p>80.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132" calcext:value-type="float">
            <text:p>79.1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6664" calcext:value-type="float">
            <text:p>79.2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0296" calcext:value-type="float">
            <text:p>79.3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4784" calcext:value-type="float">
            <text:p>79.4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1944" calcext:value-type="float">
            <text:p>79.5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2632" calcext:value-type="float">
            <text:p>79.7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9476" calcext:value-type="float">
            <text:p>79.9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50208" calcext:value-type="float">
            <text:p>80.1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432" calcext:value-type="float">
            <text:p>80.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5008" calcext:value-type="float">
            <text:p>80.4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4464" calcext:value-type="float">
            <text:p>80.6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06" calcext:value-type="float">
            <text:p>81.0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38344" calcext:value-type="float">
            <text:p>81.2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7256" calcext:value-type="float">
            <text:p>81.6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484" calcext:value-type="float">
            <text:p>82.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4376" calcext:value-type="float">
            <text:p>81.4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85944" calcext:value-type="float">
            <text:p>81.0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0728" calcext:value-type="float">
            <text:p>81.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17008" calcext:value-type="float">
            <text:p>81.2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9784" calcext:value-type="float">
            <text:p>81.3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0848" calcext:value-type="float">
            <text:p>81.4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352" calcext:value-type="float">
            <text:p>81.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7256" calcext:value-type="float">
            <text:p>81.6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6504" calcext:value-type="float">
            <text:p>81.7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5752" calcext:value-type="float">
            <text:p>81.8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00928" calcext:value-type="float">
            <text:p>82.1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456" calcext:value-type="float">
            <text:p>82.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81928" calcext:value-type="float">
            <text:p>82.4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5508" calcext:value-type="float">
            <text:p>82.5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71488" calcext:value-type="float">
            <text:p>82.7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48272" calcext:value-type="float">
            <text:p>82.9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7832" calcext:value-type="float">
            <text:p>83.2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3488" calcext:value-type="float">
            <text:p>83.5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7432" calcext:value-type="float">
            <text:p>83.8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2168" calcext:value-type="float">
            <text:p>84.4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684" calcext:value-type="float">
            <text:p>85.2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88" calcext:value-type="float">
            <text:p>85.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588" calcext:value-type="float">
            <text:p>85.1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3064" calcext:value-type="float">
            <text:p>84.7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6232" calcext:value-type="float">
            <text:p>85.6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3312" calcext:value-type="float">
            <text:p>85.1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1752" calcext:value-type="float">
            <text:p>84.1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04" calcext:value-type="float">
            <text:p>83.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22136" calcext:value-type="float">
            <text:p>82.6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98208" calcext:value-type="float">
            <text:p>83.1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3848" calcext:value-type="float">
            <text:p>82.6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26864" calcext:value-type="float">
            <text:p>80.8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62856" calcext:value-type="float">
            <text:p>80.7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96384" calcext:value-type="float">
            <text:p>80.7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39056" calcext:value-type="float">
            <text:p>80.8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6176" calcext:value-type="float">
            <text:p>80.6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2544" calcext:value-type="float">
            <text:p>80.5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2064" calcext:value-type="float">
            <text:p>80.5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2544" calcext:value-type="float">
            <text:p>80.5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8056" calcext:value-type="float">
            <text:p>80.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05528" calcext:value-type="float">
            <text:p>80.8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72584" calcext:value-type="float">
            <text:p>80.8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85944" calcext:value-type="float">
            <text:p>81.0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8088" calcext:value-type="float">
            <text:p>82.2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2232" calcext:value-type="float">
            <text:p>80.3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17848" calcext:value-type="float">
            <text:p>80.3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84904" calcext:value-type="float">
            <text:p>80.3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3568" calcext:value-type="float">
            <text:p>80.3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2336" calcext:value-type="float">
            <text:p>80.4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5864" calcext:value-type="float">
            <text:p>80.4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5592" calcext:value-type="float">
            <text:p>80.5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07408" calcext:value-type="float">
            <text:p>80.6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7512" calcext:value-type="float">
            <text:p>80.6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38472" calcext:value-type="float">
            <text:p>80.7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29912" calcext:value-type="float">
            <text:p>80.8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7868" calcext:value-type="float">
            <text:p>80.8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82312" calcext:value-type="float">
            <text:p>80.9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0728" calcext:value-type="float">
            <text:p>81.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1664" calcext:value-type="float">
            <text:p>81.1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10912" calcext:value-type="float">
            <text:p>81.2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02352" calcext:value-type="float">
            <text:p>81.3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02936" calcext:value-type="float">
            <text:p>81.4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4256" calcext:value-type="float">
            <text:p>81.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0304" calcext:value-type="float">
            <text:p>81.6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0304" calcext:value-type="float">
            <text:p>81.6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26608" calcext:value-type="float">
            <text:p>81.8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674" calcext:value-type="float">
            <text:p>82.0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504" calcext:value-type="float">
            <text:p>82.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3432" calcext:value-type="float">
            <text:p>82.3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6792" calcext:value-type="float">
            <text:p>82.5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58712" calcext:value-type="float">
            <text:p>82.6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2656" calcext:value-type="float">
            <text:p>82.9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992" calcext:value-type="float">
            <text:p>83.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4408" calcext:value-type="float">
            <text:p>83.2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28" calcext:value-type="float">
            <text:p>83.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0064" calcext:value-type="float">
            <text:p>83.5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332" calcext:value-type="float">
            <text:p>83.7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5072" calcext:value-type="float">
            <text:p>84.0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3296" calcext:value-type="float">
            <text:p>84.2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9808" calcext:value-type="float">
            <text:p>84.5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8632" calcext:value-type="float">
            <text:p>85.8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6176" calcext:value-type="float">
            <text:p>84.4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2864" calcext:value-type="float">
            <text:p>86.9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2864" calcext:value-type="float">
            <text:p>86.9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5056" calcext:value-type="float">
            <text:p>86.9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2728" calcext:value-type="float">
            <text:p>85.0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3008" calcext:value-type="float">
            <text:p>83.5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4096" calcext:value-type="float">
            <text:p>79.2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54936" calcext:value-type="float">
            <text:p>78.3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5296" calcext:value-type="float">
            <text:p>77.4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2248" calcext:value-type="float">
            <text:p>77.4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3856" calcext:value-type="float">
            <text:p>77.3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1224" calcext:value-type="float">
            <text:p>77.6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3416" calcext:value-type="float">
            <text:p>77.6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0472" calcext:value-type="float">
            <text:p>77.6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2976" calcext:value-type="float">
            <text:p>77.9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736" calcext:value-type="float">
            <text:p>77.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292" calcext:value-type="float">
            <text:p>80.5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9224" calcext:value-type="float">
            <text:p>82.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200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148" calcext:value-type="float">
            <text:p>80.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199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008" calcext:value-type="float">
            <text:p>76.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199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472" calcext:value-type="float">
            <text:p>83.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1997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672" calcext:value-type="float">
            <text:p>80.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1997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096" calcext:value-type="float">
            <text:p>80.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199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9136" calcext:value-type="float">
            <text:p>81.4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1997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8056" calcext:value-type="float">
            <text:p>80.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199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996" calcext:value-type="float">
            <text:p>79.6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1996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152" calcext:value-type="float">
            <text:p>84.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1996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3528" calcext:value-type="float">
            <text:p>83.8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199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648" calcext:value-type="float">
            <text:p>78.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199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148" calcext:value-type="float">
            <text:p>80.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199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199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208" calcext:value-type="float">
            <text:p>77.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199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056" calcext:value-type="float">
            <text:p>76.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199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16" calcext:value-type="float">
            <text:p>81.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199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256" calcext:value-type="float">
            <text:p>85.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844" calcext:value-type="float">
            <text:p>78.9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198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624" calcext:value-type="float">
            <text:p>76.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120</text:p>
          </table:table-cell>
          <table:table-cell office:value-type="string" calcext:value-type="string">
            <text:p>Travis HEB recorder</text:p>
          </table:table-cell>
          <table:table-cell office:value-type="string" calcext:value-type="string">
            <text:p>198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934" meta:object-count="0"/>
    <meta:user-defined meta:name="AppVersion">3.0</meta:user-defined>
  </office:meta>
</office:document-meta>
</file>